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68000001757877E4E42FB0D5D7.png" manifest:media-type="image/png"/>
  <manifest:file-entry manifest:full-path="Pictures/100000010000013E000001B08174C9C0CF932388.png" manifest:media-type="image/png"/>
  <manifest:file-entry manifest:full-path="Pictures/1000000100000240000000E087298F28A971F2F7.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draw:stroke-dash="Dash_20_Dot_20_4" svg:stroke-width="0cm" svg:stroke-color="#004586" draw:stroke-linejoin="round" svg:stroke-linecap="butt" draw:fill="solid" draw:fill-color="#004586" draw:opacity="100%" draw:textarea-horizontal-align="center" draw:textarea-vertical-align="middle" fo:padding-top="0.165cm" fo:padding-bottom="0.165cm" fo:padding-left="0.29cm" fo:padding-right="0.29cm"/>
    </style:style>
    <style:style style:name="gr3" style:family="graphic" style:parent-style-name="standard">
      <style:graphic-properties draw:stroke="none" draw:stroke-dash="Dash_20_Dot_20_4" svg:stroke-width="0cm" svg:stroke-color="#004586" draw:stroke-linejoin="round" svg:stroke-linecap="butt" draw:fill="solid" draw:fill-color="#b2b2b2" draw:opacity="100%" draw:textarea-horizontal-align="center" draw:textarea-vertical-align="middle" fo:padding-top="0.165cm" fo:padding-bottom="0.165cm" fo:padding-left="0.29cm" fo:padding-right="0.29cm"/>
    </style:style>
    <style:style style:name="gr4" style:family="graphic" style:parent-style-name="objectwithoutfill">
      <style:graphic-properties svg:stroke-width="0.053cm" draw:marker-start-width="0.279cm" draw:marker-end="Arrowheads_20_5" draw:marker-end-width="0.279cm" draw:fill="none" draw:textarea-vertical-align="middle" fo:padding-top="0.151cm" fo:padding-bottom="0.151cm" fo:padding-left="0.276cm" fo:padding-right="0.276cm"/>
    </style:style>
    <style:style style:name="gr5" style:family="graphic" style:parent-style-name="standard">
      <style:graphic-properties draw:fill="hatch" draw:fill-hatch-name="Blue_20_45_20_Degrees_20_Crossed" draw:textarea-horizontal-align="justify" draw:textarea-vertical-align="middle" draw:auto-grow-height="false" fo:min-height="0cm" fo:min-width="2.555cm"/>
    </style:style>
    <style:style style:name="gr6" style:family="graphic" style:parent-style-name="standard">
      <style:graphic-properties draw:textarea-horizontal-align="justify" draw:textarea-vertical-align="middle" draw:auto-grow-height="false" fo:min-height="0.039cm" fo:min-width="0cm"/>
    </style:style>
    <style:style style:name="gr7" style:family="graphic" style:parent-style-name="standard">
      <style:graphic-properties draw:fill-color="#b2b2b2" draw:textarea-horizontal-align="justify" draw:textarea-vertical-align="middle" draw:auto-grow-height="false" fo:min-height="0.039cm" fo:min-width="0cm"/>
    </style:style>
    <style:style style:name="gr8" style:family="graphic" style:parent-style-name="standard">
      <style:graphic-properties draw:fill-color="#cccccc" draw:textarea-horizontal-align="justify" draw:textarea-vertical-align="middle" draw:auto-grow-height="false" fo:min-height="0.039cm" fo:min-width="0cm"/>
    </style:style>
    <style:style style:name="gr9" style:family="graphic" style:parent-style-name="standard">
      <style:graphic-properties draw:textarea-vertical-align="middle"/>
    </style:style>
    <style:style style:name="gr10" style:family="graphic" style:parent-style-name="standard">
      <style:graphic-properties draw:fill-color="#ff0000" draw:textarea-horizontal-align="justify" draw:textarea-vertical-align="middle" draw:auto-grow-height="false" fo:min-height="0.039cm" fo:min-width="0cm"/>
    </style:style>
    <style:style style:name="gr11" style:family="graphic" style:parent-style-name="objectwithoutfill">
      <style:graphic-properties svg:stroke-width="0.053cm" draw:marker-start-width="0.279cm" draw:marker-end="Arrowheads_20_6" draw:marker-end-width="0.279cm" draw:fill="none" draw:textarea-vertical-align="middle" fo:padding-top="0.151cm" fo:padding-bottom="0.151cm" fo:padding-left="0.276cm" fo:padding-right="0.276cm"/>
    </style:style>
    <style:style style:name="gr12" style:family="graphic" style:parent-style-name="objectwithoutfill">
      <style:graphic-properties draw:marker-end="Arrowheads_20_6" draw:fill="none" draw:textarea-vertical-align="middle"/>
    </style:style>
    <style:style style:name="gr1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draw:stroke="none" svg:stroke-width="0.053cm" svg:stroke-color="#000000" draw:marker-start-width="0.279cm" draw:marker-end-width="0.279cm" draw:fill="none" draw:fill-color="#ffffff" fo:min-height="0.747cm"/>
      <style:paragraph-properties style:writing-mode="lr-tb"/>
    </style:style>
    <style:style style:name="gr15" style:family="graphic" style:parent-style-name="standard">
      <style:graphic-properties draw:stroke="none" svg:stroke-width="0.053cm" svg:stroke-color="#000000" draw:marker-start-width="0.279cm" draw:marker-end-width="0.279cm" draw:fill="none" draw:fill-color="#ffffff" fo:min-height="0.637cm"/>
      <style:paragraph-properties style:writing-mode="lr-tb"/>
    </style:style>
    <style:style style:name="gr16" style:family="graphic" style:parent-style-name="standard">
      <style:graphic-properties draw:stroke="none" svg:stroke-width="0.053cm" svg:stroke-color="#000000" draw:marker-start-width="0.279cm" draw:marker-end-width="0.279cm" draw:fill="none" draw:fill-color="#ffffff" fo:min-height="0.341cm"/>
      <style:paragraph-properties style:writing-mode="lr-tb"/>
    </style:style>
    <style:style style:name="gr17" style:family="graphic" style:parent-style-name="standard">
      <style:graphic-properties draw:textarea-horizontal-align="justify" draw:textarea-vertical-align="middle" draw:auto-grow-height="false" fo:min-height="0cm" fo:min-width="0cm"/>
    </style:style>
    <style:style style:name="gr18" style:family="graphic" style:parent-style-name="objectwithoutfill">
      <style:graphic-properties svg:stroke-width="0.053cm" svg:stroke-color="#ff0000" draw:marker-start-width="0.279cm" draw:marker-end="Arrowheads_20_5" draw:marker-end-width="0.279cm" draw:fill="none" draw:textarea-vertical-align="middle" fo:padding-top="0.151cm" fo:padding-bottom="0.151cm" fo:padding-left="0.276cm" fo:padding-right="0.276cm"/>
    </style:style>
    <style:style style:name="gr19" style:family="graphic" style:parent-style-name="standard">
      <style:graphic-properties draw:fill-color="#ff0000" draw:textarea-horizontal-align="justify" draw:textarea-vertical-align="middle" draw:auto-grow-height="false" fo:min-height="0cm" fo:min-width="0cm"/>
    </style:style>
    <style:style style:name="gr20" style:family="graphic" style:parent-style-name="objectwithoutfill">
      <style:graphic-properties svg:stroke-width="0.053cm" svg:stroke-color="#b2b2b2" draw:marker-start-width="0.279cm" draw:marker-end="Arrowheads_20_5" draw:marker-end-width="0.279cm" draw:fill="none" draw:textarea-vertical-align="middle" fo:padding-top="0.151cm" fo:padding-bottom="0.151cm" fo:padding-left="0.276cm" fo:padding-right="0.276cm"/>
    </style:style>
    <style:style style:name="gr21" style:family="graphic" style:parent-style-name="standard">
      <style:graphic-properties draw:fill-color="#b2b2b2" draw:textarea-horizontal-align="justify" draw:textarea-vertical-align="middle" draw:auto-grow-height="false" fo:min-height="0cm" fo:min-width="0cm"/>
    </style:style>
    <style:style style:name="gr22" style:family="graphic" style:parent-style-name="objectwithoutfill">
      <style:graphic-properties svg:stroke-width="0.053cm" svg:stroke-color="#999999" draw:marker-start-width="0.279cm" draw:marker-end="Arrowheads_20_5" draw:marker-end-width="0.279cm" draw:fill="none" draw:textarea-vertical-align="middle" fo:padding-top="0.151cm" fo:padding-bottom="0.151cm" fo:padding-left="0.276cm" fo:padding-right="0.276cm"/>
    </style:style>
    <style:style style:name="gr23" style:family="graphic" style:parent-style-name="objectwithoutfill">
      <style:graphic-properties svg:stroke-width="0.053cm" draw:marker-start="Arrowheads_20_6" draw:marker-start-width="0.279cm" draw:marker-end="Arrowheads_20_5" draw:marker-end-width="0.279cm" draw:fill="none" draw:textarea-vertical-align="middle" fo:padding-top="0.151cm" fo:padding-bottom="0.151cm" fo:padding-left="0.276cm" fo:padding-right="0.276cm"/>
    </style:style>
    <style:style style:name="gr24" style:family="graphic" style:parent-style-name="standard">
      <style:graphic-properties draw:stroke="none" svg:stroke-width="0.053cm" svg:stroke-color="#000000" draw:marker-start-width="0.279cm" draw:marker-end-width="0.279cm" draw:fill="none" draw:fill-color="#ffffff" fo:min-height="0.319cm"/>
      <style:paragraph-properties style:writing-mode="lr-tb"/>
    </style:style>
    <style:style style:name="gr25" style:family="graphic">
      <style:graphic-properties style:writing-mode="lr-tb"/>
    </style:style>
    <style:style style:name="gr26" style:family="graphic" style:parent-style-name="objectwithoutfill">
      <style:graphic-properties svg:stroke-width="0.053cm" draw:marker-start="" draw:marker-start-width="0.279cm" draw:marker-end="Arrowheads_20_5" draw:marker-end-width="0.279cm" draw:fill="none" draw:textarea-vertical-align="middle" fo:padding-top="0.151cm" fo:padding-bottom="0.151cm" fo:padding-left="0.276cm" fo:padding-right="0.276cm"/>
    </style:style>
    <style:style style:name="gr27" style:family="graphic" style:parent-style-name="objectwithoutfill">
      <style:graphic-properties svg:stroke-width="0.053cm" draw:marker-start="Arrowheads_20_7" draw:marker-start-width="0.279cm" draw:marker-end="" draw:marker-end-width="0.279cm" draw:fill="none" draw:textarea-vertical-align="middle" fo:padding-top="0.151cm" fo:padding-bottom="0.151cm" fo:padding-left="0.276cm" fo:padding-right="0.276cm"/>
    </style:style>
    <style:style style:name="gr28" style:family="graphic" style:parent-style-name="standard">
      <style:graphic-properties draw:fill-color="#999999" draw:textarea-horizontal-align="justify" draw:textarea-vertical-align="middle" draw:auto-grow-height="false" fo:min-height="0.039cm" fo:min-width="0cm"/>
    </style:style>
    <style:style style:name="gr29" style:family="graphic" style:parent-style-name="standard">
      <style:graphic-properties svg:stroke-width="0.053cm" draw:marker-start-width="0.279cm" draw:marker-end-width="0.279cm" draw:fill-color="#ffffff" draw:textarea-horizontal-align="justify" draw:textarea-vertical-align="middle" draw:auto-grow-height="false" fo:min-height="0.678cm" fo:min-width="0.428cm" fo:padding-top="0.151cm" fo:padding-bottom="0.151cm" fo:padding-left="0.276cm" fo:padding-right="0.276cm" style:writing-mode="lr-tb"/>
      <style:paragraph-properties style:writing-mode="lr-tb"/>
    </style:style>
    <style:style style:name="gr30" style:family="graphic" style:parent-style-name="standard">
      <style:graphic-properties svg:stroke-width="0.053cm" draw:marker-start-width="0.279cm" draw:marker-end-width="0.279cm" draw:fill-color="#ffffff" draw:textarea-horizontal-align="justify" draw:textarea-vertical-align="middle" draw:auto-grow-height="false" fo:min-height="0.73cm" fo:min-width="0.48cm" fo:padding-top="0.151cm" fo:padding-bottom="0.151cm" fo:padding-left="0.276cm" fo:padding-right="0.276cm" style:writing-mode="lr-tb"/>
      <style:paragraph-properties style:writing-mode="lr-tb"/>
    </style:style>
    <style:style style:name="gr31" style:family="graphic" style:parent-style-name="standard">
      <style:graphic-properties draw:stroke="solid" svg:stroke-width="0.053cm" svg:stroke-color="#3465a4" draw:marker-start="" draw:marker-start-width="0.278cm" draw:marker-start-center="false" draw:marker-end="" draw:marker-end-width="0.278cm" draw:marker-end-center="false" draw:fill="none" draw:fill-color="#729fcf" draw:textarea-horizontal-align="justify" draw:textarea-vertical-align="middle" fo:padding-top="0.151cm" fo:padding-bottom="0.151cm" fo:padding-left="0.276cm" fo:padding-right="0.276cm" fo:wrap-option="wrap" draw:shadow="hidden" draw:shadow-offset-x="0.199cm" draw:shadow-offset-y="0.199cm" draw:shadow-color="#808080"/>
    </style:style>
    <style:style style:name="gr32" style:family="graphic" style:parent-style-name="standard" style:list-style-name="L1">
      <style:graphic-properties draw:stroke="none" svg:stroke-color="#000000" draw:fill="none" draw:fill-color="#ffffff" fo:min-height="0.543cm"/>
      <style:paragraph-properties style:writing-mode="lr-tb"/>
    </style:style>
    <style:style style:name="gr33" style:family="graphic" style:parent-style-name="standard" style:list-style-name="L1">
      <style:graphic-properties draw:stroke="none" svg:stroke-color="#000000" draw:fill="none" draw:fill-color="#ffffff" fo:min-height="0.543cm"/>
      <style:paragraph-properties style:writing-mode="lr-tb"/>
    </style:style>
    <style:style style:name="gr34" style:family="graphic" style:parent-style-name="standard" style:list-style-name="L1">
      <style:graphic-properties draw:stroke="none" svg:stroke-color="#000000" draw:fill="none" draw:fill-color="#ffffff" fo:min-height="0.543cm"/>
      <style:paragraph-properties style:writing-mode="lr-tb"/>
    </style:style>
    <style:style style:name="gr35" style:family="graphic" style:parent-style-name="standard" style:list-style-name="L1">
      <style:graphic-properties draw:stroke="none" svg:stroke-color="#000000" draw:fill="none" draw:fill-color="#ffffff" fo:min-height="0.543cm"/>
      <style:paragraph-properties style:writing-mode="lr-tb"/>
    </style:style>
    <style:style style:name="gr36" style:family="graphic" style:parent-style-name="standard" style:list-style-name="L1">
      <style:graphic-properties draw:stroke="none" svg:stroke-color="#000000" draw:fill="none" draw:fill-color="#ffffff" fo:min-height="0.789cm"/>
      <style:paragraph-properties style:writing-mode="lr-tb"/>
    </style:style>
    <style:style style:name="gr37" style:family="graphic" style:parent-style-name="standard" style:list-style-name="L1">
      <style:graphic-properties draw:stroke="none" svg:stroke-color="#000000" draw:fill="none" draw:fill-color="#ffffff" fo:min-height="0.543cm"/>
      <style:paragraph-properties style:writing-mode="lr-tb"/>
    </style:style>
    <style:style style:name="gr38" style:family="graphic" style:parent-style-name="standard" style:list-style-name="L1">
      <style:graphic-properties draw:stroke="none" svg:stroke-color="#000000" draw:fill="none" draw:fill-color="#ffffff" fo:min-height="0.543cm"/>
      <style:paragraph-properties style:writing-mode="lr-tb"/>
    </style:style>
    <style:style style:name="gr39" style:family="graphic" style:parent-style-name="standard" style:list-style-name="L1">
      <style:graphic-properties draw:stroke="none" svg:stroke-color="#000000" draw:fill="none" draw:fill-color="#ffffff" fo:min-height="0.543cm"/>
      <style:paragraph-properties style:writing-mode="lr-tb"/>
    </style:style>
    <style:style style:name="gr40" style:family="graphic" style:parent-style-name="standard" style:list-style-name="L1">
      <style:graphic-properties draw:stroke="none" svg:stroke-color="#000000" draw:fill="none" draw:fill-color="#ffffff" fo:min-height="0.543cm"/>
      <style:paragraph-properties style:writing-mode="lr-tb"/>
    </style:style>
    <style:style style:name="gr41" style:family="graphic" style:parent-style-name="standard" style:list-style-name="L1">
      <style:graphic-properties draw:stroke="none" svg:stroke-color="#000000" draw:fill="none" draw:fill-color="#ffffff" fo:min-height="0.949cm"/>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solid" draw:fill-color="#004586" draw:opacity="100%"/>
      <style:paragraph-properties fo:text-align="center"/>
    </style:style>
    <style:style style:name="P3" style:family="paragraph">
      <loext:graphic-properties draw:fill="solid" draw:fill-color="#b2b2b2" draw:opacity="100%"/>
      <style:paragraph-properties fo:text-align="center"/>
    </style:style>
    <style:style style:name="P4" style:family="paragraph">
      <loext:graphic-properties draw:fill="hatch" draw:fill-hatch-name="Blue_20_45_20_Degrees_20_Crossed"/>
      <style:paragraph-properties fo:text-align="center"/>
    </style:style>
    <style:style style:name="P5" style:family="paragraph">
      <style:paragraph-properties fo:text-align="center"/>
    </style:style>
    <style:style style:name="P6" style:family="paragraph">
      <loext:graphic-properties draw:fill-color="#b2b2b2"/>
      <style:paragraph-properties fo:text-align="center"/>
    </style:style>
    <style:style style:name="P7" style:family="paragraph">
      <loext:graphic-properties draw:fill-color="#cccccc"/>
      <style:paragraph-properties fo:text-align="center"/>
    </style:style>
    <style:style style:name="P8" style:family="paragraph">
      <loext:graphic-properties draw:fill-color="#ff0000"/>
      <style:paragraph-properties fo:text-align="center"/>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none" draw:fill-color="#ffffff"/>
      <style:paragraph-properties fo:text-align="center"/>
      <style:text-properties fo:font-size="12pt" style:font-size-asian="12pt" style:font-size-complex="12pt"/>
    </style:style>
    <style:style style:name="P11" style:family="paragraph">
      <loext:graphic-properties draw:fill="none"/>
      <style:paragraph-properties fo:text-align="center"/>
      <style:text-properties fo:font-size="8pt"/>
    </style:style>
    <style:style style:name="P12" style:family="paragraph">
      <loext:graphic-properties draw:fill="none" draw:fill-color="#ffffff"/>
      <style:text-properties fo:font-size="8pt" style:font-size-asian="12pt" style:font-size-complex="12pt"/>
    </style:style>
    <style:style style:name="P13" style:family="paragraph">
      <loext:graphic-properties draw:fill="none" draw:fill-color="#ffffff"/>
      <style:paragraph-properties fo:text-align="center"/>
      <style:text-properties fo:font-size="8pt" style:font-size-asian="12pt" style:font-size-complex="12pt"/>
    </style:style>
    <style:style style:name="P14" style:family="paragraph">
      <style:paragraph-properties fo:text-align="center"/>
      <style:text-properties fo:font-size="8pt"/>
    </style:style>
    <style:style style:name="P15" style:family="paragraph">
      <loext:graphic-properties draw:fill-color="#ff0000"/>
      <style:paragraph-properties fo:text-align="center"/>
      <style:text-properties fo:font-size="8pt"/>
    </style:style>
    <style:style style:name="P16" style:family="paragraph">
      <loext:graphic-properties draw:fill-color="#b2b2b2"/>
      <style:paragraph-properties fo:text-align="center"/>
      <style:text-properties fo:font-size="8pt"/>
    </style:style>
    <style:style style:name="P17" style:family="paragraph">
      <style:paragraph-properties fo:text-align="end"/>
    </style:style>
    <style:style style:name="P18" style:family="paragraph">
      <loext:graphic-properties draw:fill="none" draw:fill-color="#ffffff"/>
      <style:paragraph-properties fo:text-align="end"/>
      <style:text-properties fo:font-size="8pt" style:font-size-asian="12pt" style:font-size-complex="12pt"/>
    </style:style>
    <style:style style:name="P19" style:family="paragraph">
      <loext:graphic-properties draw:fill="none"/>
      <style:paragraph-properties fo:text-align="center"/>
      <style:text-properties fo:font-size="10pt"/>
    </style:style>
    <style:style style:name="P20" style:family="paragraph">
      <loext:graphic-properties draw:fill="hatch" draw:fill-hatch-name="Blue_20_45_20_Degrees_20_Crossed"/>
      <style:paragraph-properties fo:text-align="center"/>
      <style:text-properties fo:font-size="10pt"/>
    </style:style>
    <style:style style:name="P21" style:family="paragraph">
      <style:paragraph-properties fo:text-align="center"/>
      <style:text-properties fo:font-size="10pt"/>
    </style:style>
    <style:style style:name="P22" style:family="paragraph">
      <loext:graphic-properties draw:fill-color="#999999"/>
      <style:paragraph-properties fo:text-align="center"/>
      <style:text-properties fo:font-size="10pt"/>
    </style:style>
    <style:style style:name="P23" style:family="paragraph">
      <style:paragraph-properties fo:text-align="center"/>
      <style:text-properties fo:font-size="10pt" style:font-size-asian="12pt" style:font-size-complex="12pt"/>
    </style:style>
    <style:style style:name="P24" style:family="paragraph">
      <loext:graphic-properties draw:fill-color="#ffffff"/>
      <style:paragraph-properties fo:text-align="center" style:writing-mode="lr-tb"/>
      <style:text-properties fo:font-size="10pt" style:font-size-asian="12pt" style:font-size-complex="12pt"/>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style>
    <style:style style:name="P27" style:family="paragraph">
      <loext:graphic-properties draw:fill="none" draw:fill-color="#ffffff"/>
      <style:paragraph-properties fo:margin-left="0cm" fo:margin-right="0cm" fo:margin-top="0cm" fo:margin-bottom="0cm" fo:line-height="100%" fo:text-align="center" fo:text-indent="0cm"/>
      <style:text-properties fo:font-size="10pt" style:font-size-asian="12pt" style:font-size-complex="12pt"/>
    </style:style>
    <style:style style:name="P28" style:family="paragraph">
      <style:paragraph-properties fo:margin-left="0cm" fo:margin-right="0cm" fo:margin-top="0cm" fo:margin-bottom="0cm" fo:line-height="100%" fo:text-align="end" fo:text-indent="0cm"/>
    </style:style>
    <style:style style:name="P29" style:family="paragraph">
      <loext:graphic-properties draw:fill="none" draw:fill-color="#ffffff"/>
      <style:paragraph-properties fo:margin-left="0cm" fo:margin-right="0cm" fo:margin-top="0cm" fo:margin-bottom="0cm" fo:line-height="100%" fo:text-align="end" fo:text-indent="0cm"/>
      <style:text-properties fo:font-size="10pt" style:font-size-asian="12pt" style:font-size-complex="12pt"/>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draw:fill-color="#ffffff"/>
      <style:paragraph-properties fo:margin-left="0cm" fo:margin-right="0cm" fo:margin-top="0cm" fo:margin-bottom="0cm" fo:line-height="100%" fo:text-align="start" fo:text-indent="0cm"/>
      <style:text-properties fo:font-size="10pt" style:font-size-asian="12pt" style:font-size-complex="12pt"/>
    </style:style>
    <style:style style:name="T1" style:family="text">
      <style:text-properties fo:font-size="12pt" style:font-size-asian="12pt" style:font-size-complex="12pt"/>
    </style:style>
    <style:style style:name="T2" style:family="text">
      <style:text-properties fo:font-size="8pt" style:font-size-asian="12pt" style:font-size-complex="12pt"/>
    </style:style>
    <style:style style:name="T3" style:family="text">
      <style:text-properties fo:font-size="10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3.607cm" svg:y1="3.321cm" svg:x2="11.665cm" svg:y2="3.299cm">
          <text:p/>
        </draw:line>
        <draw:line draw:style-name="gr1" draw:text-style-name="P1" draw:layer="layout" svg:x1="3.56cm" svg:y1="2.173cm" svg:x2="3.584cm" svg:y2="4.627cm">
          <text:p/>
        </draw:line>
        <draw:line draw:style-name="gr1" draw:text-style-name="P1" draw:layer="layout" svg:x1="11.66cm" svg:y1="2.173cm" svg:x2="11.684cm" svg:y2="4.627cm">
          <text:p/>
        </draw:line>
        <draw:path draw:style-name="gr2" draw:text-style-name="P2" draw:layer="layout" svg:width="2.477cm" svg:height="1.267cm" svg:x="4.882cm" svg:y="2.079cm" svg:viewBox="0 0 2478 1268" svg:d="M2478 1268l-4-6-14-22-14-22-14-21-14-22-13-21-14-21-14-22-13-21-14-21-14-21v-1l-14-21-13-21-14-21-14-21-13-20h-1l-13-21-14-21-13-20c-1 0-1 0-1 0l-13-21-14-20-14-20-13-20-14-20-14-20-13-19-14-19h-1l-13-20-14-19-14-19-13-18-14-19-14-18-13-18-14-18-14-18-13-17-14-17-14-17-13-17-14-17-13-16-14-16-14-16-13-15-14-15-14-15-13-15-14-15-13-14-14-14-14-13-14-13-13-13-14-13-13-12-14-12-14-12-13-11-14-12-13-11-14-10-13-10-14-10-13-9-14-9-13-9-14-8-13-9-13-7-14-8-13-7-14-6-13-7-13-6-14-5-14-5-13-6-13-4-14-4-13-4-13-3-14-3-13-3-13-3-14-2-13-1-13-1-14-1-13-1h-13-13l-13 1-14 1-13 1-14 1-13 2-13 3-13 3-14 3-13 3-13 4-14 4-13 4-14 6-13 5-14 5-13 6-13 7-14 6-13 7-14 8-13 7-13 9-14 8-14 9-13 9-13 9-14 10-14 10-13 10-13 11-14 12-14 11-13 12-14 12-13 12-14 13-14 13-14 13-13 13-14 14-13 14-14 15-14 15-13 15-14 15-13 15-14 16-14 16-13 16-14 17-14 17-13 17-14 17-14 17-13 18-14 18-14 18-13 18-14 19-14 18-13 19-14 19-14 20-14 19-13 19-14 20-14 20-13 20-14 20-14 20-14 21-13 20-14 21-14 21-13 20-14 21-14 21-14 21-13 21v1l-14 21-14 21-13 21-14 22-14 21-14 21-13 22-14 21-14 22-13 21-15-9-14-10 14-22 13-21 14-22 14-22 14-21 13-21 14-22 14-21 14-22 13-21 14-21 14-21 14-21 13-21 14-21 14-21 14-21 13-20 14-20 14-21 14-20 13-20 14-20 14-20 14-19c0-1 0-1 0-1l14-19 14-19 13-20 14-19 14-18 14-19 13-18h1l13-18 14-18 14-18v-1l14-17 13-17 14-17 14-17v-1l14-16 13-17c1 0 1 0 1 0l13-16 14-16 14-16 14-15 14-15 14-15 13-15 14-14 14-14v-1l14-13 14-14 14-13 14-13 14-13 14-12 13-12c1 0 1 0 1 0l14-12 13-11 14-11h1l13-11 14-10 14-10 14-10 1-1 13-8 14-9c0-1 0-1 0-1l14-8 14-9 14-8 14-7v-1l14-7 14-7 14-6c0-1 0-1 0-1l14-6h1l14-6 13-5 14-5c0-1 1-1 1-1l14-4h1l13-4 14-4c0-1 0-1 0-1l14-3h1l13-3 14-4c1 0 1 0 1 0l14-2 14-2h1l13-2 14-1h1l13-1 14-1h1 14 14 1l13 1 14 1h1l13 1 14 2h1l14 2 14 2h1l13 4 14 3h1l13 3c1 0 1 0 1 1l14 4 13 4h1l14 4 1 1 14 5 13 5 14 6h1l14 6v1l14 6 13 7c1 0 1 0 1 0l14 7v1l14 7 13 8c1 0 1 0 1 0l14 9 14 8v1l14 9 13 8c1 1 1 1 1 1l14 10 13 10h1l13 10 14 11h1l13 11 14 11 14 12 14 12 14 12 14 13 14 13 13 13 15 14 14 13v1l13 14c1 0 1 0 1 0l13 14h1l13 15 14 15 14 15 14 15 14 16 13 16 14 16 14 17 14 16c0 1 0 1 0 1l14 17 13 17 14 17 14 17c0 1 0 1 0 1l14 18 14 18 13 18 14 18 14 19 14 18 13 19h1l13 20 14 19 14 19v1l14 19 14 20 13 20h1l13 20 14 20 14 21 14 20 13 20 14 21 14 21 13 21c1 0 1 0 1 0l13 21 14 21 14 21 14 21 13 21 14 22 14 21 13 22 14 21 14 21 14 22 13 22 4 5z">
          <text:p/>
        </draw:path>
        <draw:path draw:style-name="gr3" draw:text-style-name="P3" draw:layer="layout" svg:width="3.028cm" svg:height="1.261cm" draw:transform="rotate (-3.14159265358979) translate (11.639cm 4.5980032027018cm)" svg:viewBox="0 0 3029 1262" svg:d="M0 1262l5-6 17-22 17-21 17-22 17-21 16-22 17-21 17-21 17-21 17-21 16-21v-1l17-21 17-21 17-20 16-21 17-21 17-21 17-20 16-20 17-21 17-20 17-20 16-20 17-20 17-19 16-20 18-19 17-19 16-19 17-19 17-18 16-19 17-18 17-18 17-18 16-17 17-18 17-17 16-17 17-16 17-17 16-16 17-16 17-16 16-15 17-15 17-15 16-15 17-14 17-14 16-14 17-13 17-14 17-12 16-13 17-13 16-12 17-11 16-11 17-12 17-10 16-11 17-10 16-9 17-10 16-9 17-9 16-8 16-8 17-8 16-7 17-7 16-7 17-6 16-6 16-5 17-6 16-5 16-4 17-4 16-4 17-4 16-3 16-3 16-2 17-2 16-1 16-2h17l16-1h16 16l16 1h17l16 2 16 1 16 2 16 2 17 3 16 3 16 4 17 4 16 4 17 4 16 5 17 6 16 5 16 6 16 6 17 7 16 7 17 7 16 8 17 8 16 8 17 9 16 9 16 10 17 9 17 10 16 11 17 10 16 12 17 11 16 11 17 12 16 13 17 13 17 12 17 14 17 13 16 14 17 14 16 14 17 15 17 15 16 15 17 15 17 16 16 16 17 16 17 17 16 16 17 17 17 17 16 18 17 17 17 18 17 18 16 18 17 19 17 18 16 19 17 19 17 19 17 19 17 20 17 19 16 20 17 20 17 20 16 20 17 21 17 20 17 20 16 21h1l16 21 17 21 17 20 16 21 17 21c0 1 0 1 0 1l17 21 17 21 17 21 16 21 17 21 17 22 17 21 16 22 17 21 17 22 17-10 18-10-17-22-17-21-16-22-17-21-17-21c0-1 0-1 0-1l-17-21-17-21-16-21-17-21-17-21-17-22-17-21-16-21-17-20v-1l-17-20-17-21-17-21-16-20-17-20-17-21-17-20-17-20-17-20-16-19-17-20-18-19-16-19-17-20-17-19-17-18-17-19-16-18c-1 0-1 0-1 0l-16-18-17-18-17-18-17-17c0-1 0-1 0-1l-17-17-17-17-16-17h-1l-16-16-17-17h-1l-16-16-17-16-17-15c0-1 0-1 0-1l-17-15-17-15-17-15-16-14h-1l-16-15h-1l-16-14h-1l-16-13c-1 0-1-1-1-1l-17-13-17-13-17-13-17-13-17-12-16-12c-1 0-1 0-1 0l-17-12-17-11-16-11c-1 0-1 0-1 0l-17-11-17-10-17-10-17-10-17-9-17-9-17-9-17-8-1-1-16-7-17-8h-1l-16-7c-1 0-1 0-1 0l-17-7-17-7-17-6-1-1-17-5-16-5-17-6c-1 0-1 0-1 0l-18-4v-1l-17-4-17-4-17-3h-1l-16-4-17-3c-1 0-1 0-1 0l-17-2-17-2h-1l-17-2-17-1h-1l-16-1-17-1c-1 0-1 0-1 0h-17-17-1l-17 1-17 1-17 1-17 2h-1l-17 2-17 2h-1l-17 3-17 4-17 3h-1l-16 4-17 4c0 0 0 1-1 1l-17 4h-1l-17 6-17 5-17 5c0 1 0 1-1 1l-16 6c-1 0-1 0-1 0l-17 7-16 7c-1 0-1 0-1 0l-17 7-17 8-17 7c0 1 0 1 0 1h-1l-16 8-17 9h-1l-16 9-17 9h-1l-17 10-16 10c-1 0-1 0-1 0l-17 10-16 11c-1 0-1 0-1 0l-17 11-17 11-16 12c-1 0-1 0-1 0l-17 12-16 12c-1 0-1 0-1 0l-17 13-17 13-16 13-18 13v1l-17 13-17 14-17 15-17 14-17 15-16 15h-1l-16 15-1 1-16 15-17 16-17 16-17 17-17 16-17 17-17 17-16 17v1l-17 17-17 18-17 18-17 18-17 18-17 19-16 18-17 19-17 20-17 19-17 19-17 20-17 19-17 20-17 20-16 20-17 21-17 20-17 20-17 21-16 21-17 20v1l-17 20-17 21-17 21-16 22-17 21-17 21-17 21-17 21-16 21v1l-17 21-17 21-17 22-4 5z">
          <text:p/>
        </draw:path>
        <draw:line draw:style-name="gr4" draw:text-style-name="P1" draw:layer="layout" svg:x1="4.691cm" svg:y1="1.931cm" svg:x2="7.407cm" svg:y2="1.918cm">
          <text:p/>
        </draw:line>
        <draw:line draw:style-name="gr4" draw:text-style-name="P1" draw:layer="layout" svg:x1="11.555cm" svg:y1="4.709cm" svg:x2="8.839cm" svg:y2="4.709cm">
          <text:p/>
        </draw:line>
        <draw:custom-shape draw:style-name="gr5" draw:text-style-name="P4" draw:layer="layout" svg:width="3.055cm" svg:height="0.24cm" svg:x="11.69cm" svg:y="3.181cm">
          <text:p/>
          <draw:enhanced-geometry svg:viewBox="0 0 21600 21600" draw:type="rectangle" draw:enhanced-path="M 0 0 L 21600 0 21600 21600 0 21600 0 0 Z N"/>
        </draw:custom-shape>
        <draw:path draw:style-name="gr2" draw:text-style-name="P2" draw:layer="layout" svg:width="1.222cm" svg:height="0.698cm" svg:x="11.982cm" svg:y="2.648cm" svg:viewBox="0 0 1223 699" svg:d="M1223 699l-2-4-7-11-7-12-7-12-6-12-7-12-7-12-7-11-7-12-6-12-7-12-7-11-7-12-6-11-7-12-7-11-7-12-6-11-7-11-7-12-7-11-6-11-7-11-7-11-7-11-6-11-7-10-7-11-7-10-7-11-6-10-7-10-7-10-7-10-6-10-7-10-7-10-7-9-6-9-7-10-7-9-7-9-6-8-7-9-7-9-6-8-7-8-7-8-7-9-6-7-7-8-7-7-7-8-6-7-7-7-7-7-7-6-6-7-7-6-7-6-6-6-7-6-7-5-6-6-7-5-7-5-6-5-7-4-7-5-6-4-7-4-6-4-7-4-7-3-6-4-7-3-7-3-6-2-7-3-6-2-7-2-7-2-6-2-7-1-6-2-7-1-6-1h-7l-7-1h-6-7-6-7l-6 1h-7l-6 1-7 1-6 2-7 1-7 2-6 2-7 2-7 2-6 3-7 2-6 3-7 3-7 4-6 3-7 4-6 4-7 4-7 4-6 5-7 4-7 5-6 5-7 5-7 6-6 5-7 6-7 6-6 6-7 6-7 7-6 6-7 7-7 7-7 7-7 8-6 7-7 8-7 7-6 9-7 8-7 8-6 8-7 9-7 9-7 8-6 9-7 9-7 10-7 9-6 9-7 10-7 10-7 10-6 10-7 10-7 10-7 10-6 11-7 10-7 11-7 10-7 11-6 11-7 11-7 11-7 11-6 11-7 12-7 11-7 11-6 12-7 11-7 12-7 11-6 12-7 11-7 12-7 12-6 12-7 11-7 12-7 12-7 12-6 12-7 12-7 11-7-5-7-6 7-11 7-12 6-12 7-12 7-12 7-12 6-11 7-12 7-12 7-12 7-11v-1l6-11 7-12 7-11 7-12 6-11 7-12 7-11 7-11 7-11 6-11 7-12 7-11 7-10 7-11v-1l7-10 6-11 7-10 7-11 7-10 7-10 6-11 7-10 7-9 7-10 7-10 6-10 7-9 7-9v-1l7-9 7-9 6-9 7-8c0-1 0-1 0-1l7-8 7-9 7-8 7-8 6-8 7-8 7-8 7-8 7-7 7-7 7-8 6-7c1 0 1 0 1 0l6-6 7-7 7-7 7-6 7-6 7-6 7-5c0-1 0-1 0-1l6-5 7-5c0-1 0-1 1-1l6-5 7-5 7-4 7-5 7-5 7-4 7-4 7-4 6-3h1l6-4c1 0 1 0 1 0l7-3 6-3 7-3h1l7-3 7-2 6-2h1l6-2h1l6-2 7-2h1l6-1 7-1h1l6-1 7-1h1 6l7-1h1 6 7 1l6 1h7l7 1 7 1h1l6 1 7 1h1l6 2 7 2 7 2 7 2 7 2 7 3h1l6 3 7 3 7 3 7 4 7 3 7 4 7 4 7 4 7 5 7 5 7 4 6 5 7 5 1 1 6 5 7 5v1l7 5 7 6 7 6 7 6 6 7h1l6 7 7 6 7 7 7 8 7 7 7 7 7 8 6 8h1l6 8 7 8 7 8 7 8 7 9 6 8c0 0 1 0 1 1l6 8 7 9 7 9 7 9c0 1 0 1 0 1l7 9 6 9 7 10 7 10 7 10 7 9 6 10 7 11 7 10 7 10 7 11 6 10 7 11 7 10c0 1 0 1 0 1l7 11 7 10 7 11 6 12 7 11 7 11 7 11 6 11h1l6 12 7 11 7 12 7 11 6 12 7 11c0 1 0 1 0 1l7 11 7 12 7 12 6 12 7 11 7 12 7 12 6 12 7 12 2 3z">
          <text:p/>
        </draw:path>
        <draw:line draw:style-name="gr4" draw:text-style-name="P1" draw:layer="layout" svg:x1="11.978cm" svg:y1="2.527cm" svg:x2="13.389cm" svg:y2="2.502cm">
          <text:p/>
        </draw:line>
        <draw:line draw:style-name="gr1" draw:text-style-name="P1" draw:layer="layout" svg:x1="3.538cm" svg:y1="7.327cm" svg:x2="14.918cm" svg:y2="7.286cm">
          <text:p/>
        </draw:line>
        <draw:path draw:style-name="gr2" draw:text-style-name="P2" draw:layer="layout" svg:width="2.477cm" svg:height="1.267cm" svg:x="4.882cm" svg:y="5.981cm" svg:viewBox="0 0 2478 1268" svg:d="M2478 1268l-4-6-14-22-14-22-14-21-14-22-13-21-14-21-14-22-13-21-14-21-14-21v-1l-14-21-13-21-14-21-14-21-13-20h-1l-13-21-14-21-13-20c-1 0-1 0-1 0l-13-21-14-20-14-20-13-20-14-20-14-20-13-19-14-19h-1l-13-20-14-19-14-19-13-18-14-19-14-18-13-18-14-18-14-18-13-17-14-17-14-17-13-17-14-17-13-16-14-16-14-16-13-15-14-15-14-15-13-15-14-15-13-14-14-14-14-13-14-13-13-13-14-13-13-12-14-12-14-12-13-11-14-12-13-11-14-10-13-10-14-10-13-9-14-9-13-9-14-8-13-9-13-7-14-8-13-7-14-6-13-7-13-6-14-5-14-5-13-6-13-4-14-4-13-4-13-3-14-3-13-3-13-3-14-2-13-1-13-1-14-1-13-1h-13-13l-13 1-14 1-13 1-14 1-13 2-13 3-13 3-14 3-13 3-13 4-14 4-13 4-14 6-13 5-14 5-13 6-13 7-14 6-13 7-14 8-13 7-13 9-14 8-14 9-13 9-13 9-14 10-14 10-13 10-13 11-14 12-14 11-13 12-14 12-13 12-14 13-14 13-14 13-13 13-14 14-13 14-14 15-14 15-13 15-14 15-13 15-14 16-14 16-13 16-14 17-14 17-13 17-14 17-14 17-13 18-14 18-14 18-13 18-14 19-14 18-13 19-14 19-14 20-14 19-13 19-14 20-14 20-13 20-14 20-14 20-14 21-13 20-14 21-14 21-13 20-14 21-14 21-14 21-13 21v1l-14 21-14 21-13 21-14 22-14 21-14 21-13 22-14 21-14 22-13 21-15-9-14-10 14-22 13-21 14-22 14-22 14-21 13-21 14-22 14-21 14-22 13-21 14-21 14-21 14-21 13-21 14-21 14-21 14-21 13-20 14-20 14-21 14-20 13-20 14-20 14-20 14-19c0-1 0-1 0-1l14-19 14-19 13-20 14-19 14-18 14-19 13-18h1l13-18 14-18 14-18v-1l14-17 13-17 14-17 14-17v-1l14-16 13-17c1 0 1 0 1 0l13-16 14-16 14-16 14-15 14-15 14-15 13-15 14-14 14-14v-1l14-13 14-14 14-13 14-13 14-13 14-12 13-12c1 0 1 0 1 0l14-12 13-11 14-11h1l13-11 14-10 14-10 14-10 1-1 13-8 14-9c0-1 0-1 0-1l14-8 14-9 14-8 14-7v-1l14-7 14-7 14-6c0-1 0-1 0-1l14-6h1l14-6 13-5 14-5c0-1 1-1 1-1l14-4h1l13-4 14-4c0-1 0-1 0-1l14-3h1l13-3 14-4c1 0 1 0 1 0l14-2 14-2h1l13-2 14-1h1l13-1 14-1h1 14 14 1l13 1 14 1h1l13 1 14 2h1l14 2 14 2h1l13 4 14 3h1l13 3c1 0 1 0 1 1l14 4 13 4h1l14 4 1 1 14 5 13 5 14 6h1l14 6v1l14 6 13 7c1 0 1 0 1 0l14 7v1l14 7 13 8c1 0 1 0 1 0l14 9 14 8v1l14 9 13 8c1 1 1 1 1 1l14 10 13 10h1l13 10 14 11h1l13 11 14 11 14 12 14 12 14 12 14 13 14 13 13 13 15 14 14 13v1l13 14c1 0 1 0 1 0l13 14h1l13 15 14 15 14 15 14 15 14 16 13 16 14 16 14 17 14 16c0 1 0 1 0 1l14 17 13 17 14 17 14 17c0 1 0 1 0 1l14 18 14 18 13 18 14 18 14 19 14 18 13 19h1l13 20 14 19 14 19v1l14 19 14 20 13 20h1l13 20 14 20 14 21 14 20 13 20 14 21 14 21 13 21c1 0 1 0 1 0l13 21 14 21 14 21 14 21 13 21 14 22 14 21 13 22 14 21 14 21 14 22 13 22 4 5z">
          <text:p/>
        </draw:path>
        <draw:path draw:style-name="gr3" draw:text-style-name="P3" draw:layer="layout" svg:width="3.028cm" svg:height="1.261cm" draw:transform="rotate (-3.14159265358979) translate (11.639cm 8.5000032027018cm)" svg:viewBox="0 0 3029 1262" svg:d="M0 1262l5-6 17-22 17-21 17-22 17-21 16-22 17-21 17-21 17-21 17-21 16-21v-1l17-21 17-21 17-20 16-21 17-21 17-21 17-20 16-20 17-21 17-20 17-20 16-20 17-20 17-19 16-20 18-19 17-19 16-19 17-19 17-18 16-19 17-18 17-18 17-18 16-17 17-18 17-17 16-17 17-16 17-17 16-16 17-16 17-16 16-15 17-15 17-15 16-15 17-14 17-14 16-14 17-13 17-14 17-12 16-13 17-13 16-12 17-11 16-11 17-12 17-10 16-11 17-10 16-9 17-10 16-9 17-9 16-8 16-8 17-8 16-7 17-7 16-7 17-6 16-6 16-5 17-6 16-5 16-4 17-4 16-4 17-4 16-3 16-3 16-2 17-2 16-1 16-2h17l16-1h16 16l16 1h17l16 2 16 1 16 2 16 2 17 3 16 3 16 4 17 4 16 4 17 4 16 5 17 6 16 5 16 6 16 6 17 7 16 7 17 7 16 8 17 8 16 8 17 9 16 9 16 10 17 9 17 10 16 11 17 10 16 12 17 11 16 11 17 12 16 13 17 13 17 12 17 14 17 13 16 14 17 14 16 14 17 15 17 15 16 15 17 15 17 16 16 16 17 16 17 17 16 16 17 17 17 17 16 18 17 17 17 18 17 18 16 18 17 19 17 18 16 19 17 19 17 19 17 19 17 20 17 19 16 20 17 20 17 20 16 20 17 21 17 20 17 20 16 21h1l16 21 17 21 17 20 16 21 17 21c0 1 0 1 0 1l17 21 17 21 17 21 16 21 17 21 17 22 17 21 16 22 17 21 17 22 17-10 18-10-17-22-17-21-16-22-17-21-17-21c0-1 0-1 0-1l-17-21-17-21-16-21-17-21-17-21-17-22-17-21-16-21-17-20v-1l-17-20-17-21-17-21-16-20-17-20-17-21-17-20-17-20-17-20-16-19-17-20-18-19-16-19-17-20-17-19-17-18-17-19-16-18c-1 0-1 0-1 0l-16-18-17-18-17-18-17-17c0-1 0-1 0-1l-17-17-17-17-16-17h-1l-16-16-17-17h-1l-16-16-17-16-17-15c0-1 0-1 0-1l-17-15-17-15-17-15-16-14h-1l-16-15h-1l-16-14h-1l-16-13c-1 0-1-1-1-1l-17-13-17-13-17-13-17-13-17-12-16-12c-1 0-1 0-1 0l-17-12-17-11-16-11c-1 0-1 0-1 0l-17-11-17-10-17-10-17-10-17-9-17-9-17-9-17-8-1-1-16-7-17-8h-1l-16-7c-1 0-1 0-1 0l-17-7-17-7-17-6-1-1-17-5-16-5-17-6c-1 0-1 0-1 0l-18-4v-1l-17-4-17-4-17-3h-1l-16-4-17-3c-1 0-1 0-1 0l-17-2-17-2h-1l-17-2-17-1h-1l-16-1-17-1c-1 0-1 0-1 0h-17-17-1l-17 1-17 1-17 1-17 2h-1l-17 2-17 2h-1l-17 3-17 4-17 3h-1l-16 4-17 4c0 0 0 1-1 1l-17 4h-1l-17 6-17 5-17 5c0 1 0 1-1 1l-16 6c-1 0-1 0-1 0l-17 7-16 7c-1 0-1 0-1 0l-17 7-17 8-17 7c0 1 0 1 0 1h-1l-16 8-17 9h-1l-16 9-17 9h-1l-17 10-16 10c-1 0-1 0-1 0l-17 10-16 11c-1 0-1 0-1 0l-17 11-17 11-16 12c-1 0-1 0-1 0l-17 12-16 12c-1 0-1 0-1 0l-17 13-17 13-16 13-18 13v1l-17 13-17 14-17 15-17 14-17 15-16 15h-1l-16 15-1 1-16 15-17 16-17 16-17 17-17 16-17 17-17 17-16 17v1l-17 17-17 18-17 18-17 18-17 18-17 19-16 18-17 19-17 20-17 19-17 19-17 20-17 19-17 20-17 20-16 20-17 21-17 20-17 20-17 21-16 21-17 20v1l-17 20-17 21-17 21-16 22-17 21-17 21-17 21-17 21-16 21v1l-17 21-17 21-17 22-4 5z">
          <text:p/>
        </draw:path>
        <draw:line draw:style-name="gr4" draw:text-style-name="P1" draw:layer="layout" svg:x1="4.691cm" svg:y1="5.833cm" svg:x2="7.407cm" svg:y2="5.82cm">
          <text:p/>
        </draw:line>
        <draw:line draw:style-name="gr4" draw:text-style-name="P1" draw:layer="layout" svg:x1="11.555cm" svg:y1="8.611cm" svg:x2="8.839cm" svg:y2="8.611cm">
          <text:p/>
        </draw:line>
        <draw:path draw:style-name="gr2" draw:text-style-name="P2" draw:layer="layout" svg:width="1.222cm" svg:height="0.698cm" svg:x="11.982cm" svg:y="6.55cm" svg:viewBox="0 0 1223 699" svg:d="M1223 699l-2-4-7-11-7-12-7-12-6-12-7-12-7-12-7-11-7-12-6-12-7-12-7-11-7-12-6-11-7-12-7-11-7-12-6-11-7-11-7-12-7-11-6-11-7-11-7-11-7-11-6-11-7-10-7-11-7-10-7-11-6-10-7-10-7-10-7-10-6-10-7-10-7-10-7-9-6-9-7-10-7-9-7-9-6-8-7-9-7-9-6-8-7-8-7-8-7-9-6-7-7-8-7-7-7-8-6-7-7-7-7-7-7-6-6-7-7-6-7-6-6-6-7-6-7-5-6-6-7-5-7-5-6-5-7-4-7-5-6-4-7-4-6-4-7-4-7-3-6-4-7-3-7-3-6-2-7-3-6-2-7-2-7-2-6-2-7-1-6-2-7-1-6-1h-7l-7-1h-6-7-6-7l-6 1h-7l-6 1-7 1-6 2-7 1-7 2-6 2-7 2-7 2-6 3-7 2-6 3-7 3-7 4-6 3-7 4-6 4-7 4-7 4-6 5-7 4-7 5-6 5-7 5-7 6-6 5-7 6-7 6-6 6-7 6-7 7-6 6-7 7-7 7-7 7-7 8-6 7-7 8-7 7-6 9-7 8-7 8-6 8-7 9-7 9-7 8-6 9-7 9-7 10-7 9-6 9-7 10-7 10-7 10-6 10-7 10-7 10-7 10-6 11-7 10-7 11-7 10-7 11-6 11-7 11-7 11-7 11-6 11-7 12-7 11-7 11-6 12-7 11-7 12-7 11-6 12-7 11-7 12-7 12-6 12-7 11-7 12-7 12-7 12-6 12-7 12-7 11-7-5-7-6 7-11 7-12 6-12 7-12 7-12 7-12 6-11 7-12 7-12 7-12 7-11v-1l6-11 7-12 7-11 7-12 6-11 7-12 7-11 7-11 7-11 6-11 7-12 7-11 7-10 7-11v-1l7-10 6-11 7-10 7-11 7-10 7-10 6-11 7-10 7-9 7-10 7-10 6-10 7-9 7-9v-1l7-9 7-9 6-9 7-8c0-1 0-1 0-1l7-8 7-9 7-8 7-8 6-8 7-8 7-8 7-8 7-7 7-7 7-8 6-7c1 0 1 0 1 0l6-6 7-7 7-7 7-6 7-6 7-6 7-5c0-1 0-1 0-1l6-5 7-5c0-1 0-1 1-1l6-5 7-5 7-4 7-5 7-5 7-4 7-4 7-4 6-3h1l6-4c1 0 1 0 1 0l7-3 6-3 7-3h1l7-3 7-2 6-2h1l6-2h1l6-2 7-2h1l6-1 7-1h1l6-1 7-1h1 6l7-1h1 6 7 1l6 1h7l7 1 7 1h1l6 1 7 1h1l6 2 7 2 7 2 7 2 7 2 7 3h1l6 3 7 3 7 3 7 4 7 3 7 4 7 4 7 4 7 5 7 5 7 4 6 5 7 5 1 1 6 5 7 5v1l7 5 7 6 7 6 7 6 6 7h1l6 7 7 6 7 7 7 8 7 7 7 7 7 8 6 8h1l6 8 7 8 7 8 7 8 7 9 6 8c0 0 1 0 1 1l6 8 7 9 7 9 7 9c0 1 0 1 0 1l7 9 6 9 7 10 7 10 7 10 7 9 6 10 7 11 7 10 7 10 7 11 6 10 7 11 7 10c0 1 0 1 0 1l7 11 7 10 7 11 6 12 7 11 7 11 7 11 6 11h1l6 12 7 11 7 12 7 11 6 12 7 11c0 1 0 1 0 1l7 11 7 12 7 12 6 12 7 11 7 12 7 12 6 12 7 12 2 3z">
          <text:p/>
        </draw:path>
        <draw:line draw:style-name="gr4" draw:text-style-name="P1" draw:layer="layout" svg:x1="11.978cm" svg:y1="6.429cm" svg:x2="13.389cm" svg:y2="6.404cm">
          <text:p/>
        </draw:line>
        <draw:custom-shape draw:style-name="gr5" draw:text-style-name="P4" draw:layer="layout" svg:width="3.055cm" svg:height="0.24cm" draw:transform="rotate (1.5707963267949) translate (11.697cm 8.73cm)">
          <text:p/>
          <draw:enhanced-geometry svg:viewBox="0 0 21600 21600" draw:type="rectangle" draw:enhanced-path="M 0 0 L 21600 0 21600 21600 0 21600 0 0 Z N"/>
        </draw:custom-shape>
        <draw:custom-shape draw:style-name="gr5" draw:text-style-name="P4" draw:layer="layout" svg:width="3.055cm" svg:height="0.24cm" draw:transform="rotate (1.5707963267949) translate (3.297cm 8.731cm)">
          <text:p/>
          <draw:enhanced-geometry svg:viewBox="0 0 21600 21600" draw:type="rectangle" draw:enhanced-path="M 0 0 L 21600 0 21600 21600 0 21600 0 0 Z N"/>
        </draw:custom-shape>
        <draw:custom-shape draw:style-name="gr6" draw:text-style-name="P5" draw:layer="layout" svg:width="0.407cm" svg:height="0.407cm" svg:x="5.946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407cm" svg:height="0.407cm" svg:x="12.346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407cm" svg:height="0.407cm" svg:x="9.946cm" svg:y="7.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539cm" svg:y1="11.537cm" svg:x2="14.919cm" svg:y2="11.496cm">
          <text:p/>
        </draw:line>
        <draw:line draw:style-name="gr4" draw:text-style-name="P1" draw:layer="layout" svg:x1="4.692cm" svg:y1="10.043cm" svg:x2="7.408cm" svg:y2="10.03cm">
          <text:p/>
        </draw:line>
        <draw:custom-shape draw:style-name="gr5" draw:text-style-name="P4" draw:layer="layout" svg:width="3.055cm" svg:height="0.24cm" draw:transform="rotate (1.5707963267949) translate (11.698cm 12.94cm)">
          <text:p/>
          <draw:enhanced-geometry svg:viewBox="0 0 21600 21600" draw:type="rectangle" draw:enhanced-path="M 0 0 L 21600 0 21600 21600 0 21600 0 0 Z N"/>
        </draw:custom-shape>
        <draw:custom-shape draw:style-name="gr6" draw:text-style-name="P5" draw:layer="layout" svg:width="0.407cm" svg:height="0.407cm" svg:x="5.947cm" svg:y="1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3.539cm" svg:y1="16.638cm" svg:x2="14.919cm" svg:y2="16.597cm">
          <text:p/>
        </draw:line>
        <draw:line draw:style-name="gr4" draw:text-style-name="P1" draw:layer="layout" svg:x1="4.692cm" svg:y1="15.144cm" svg:x2="7.408cm" svg:y2="15.131cm">
          <text:p/>
        </draw:line>
        <draw:custom-shape draw:style-name="gr6" draw:text-style-name="P5" draw:layer="layout" svg:width="0.407cm" svg:height="0.407cm" svg:x="5.947cm" svg:y="16.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Default">
        <draw:custom-shape draw:style-name="gr8" draw:text-style-name="P7" draw:layer="layout" svg:width="0.407cm" svg:height="0.407cm" svg:x="3.524cm" svg:y="2.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3.924cm" svg:y="2.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3.724cm" svg:y="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4.124cm" svg:y="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9" draw:text-style-name="P5" draw:layer="layout" svg:width="3.501cm" svg:height="3.501cm" svg:x="2.3cm" svg:y="1.677cm" draw:kind="arc" draw:start-angle="319.85" draw:end-angle="36.61">
          <text:p/>
        </draw:circle>
        <draw:circle draw:style-name="gr9" draw:text-style-name="P5" draw:layer="layout" svg:width="3.501cm" svg:height="3.501cm" svg:x="3.6cm" svg:y="1.678cm" draw:kind="arc" draw:start-angle="319.85" draw:end-angle="36.61">
          <text:p/>
        </draw:circle>
        <draw:circle draw:style-name="gr9" draw:text-style-name="P5" draw:layer="layout" svg:width="3.501cm" svg:height="3.501cm" svg:x="4.8cm" svg:y="1.679cm" draw:kind="arc" draw:start-angle="319.85" draw:end-angle="36.61">
          <text:p/>
        </draw:circle>
        <draw:circle draw:style-name="gr9" draw:text-style-name="P5" draw:layer="layout" svg:width="3.501cm" svg:height="3.501cm" svg:x="6cm" svg:y="1.68cm" draw:kind="arc" draw:start-angle="319.85" draw:end-angle="36.61">
          <text:p/>
        </draw:circle>
        <draw:custom-shape draw:style-name="gr10" draw:text-style-name="P8" draw:layer="layout" svg:width="0.407cm" svg:height="0.407cm" svg:x="6.924cm" svg:y="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0.407cm" svg:height="0.407cm" svg:x="8.124cm" svg:y="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8.507cm" svg:y1="1.575cm" svg:x2="7.795cm" svg:y2="3.224cm">
          <text:p/>
        </draw:line>
        <draw:line draw:style-name="gr1" draw:text-style-name="P1" draw:layer="layout" svg:x1="7.897cm" svg:y1="2.186cm" svg:x2="8.568cm" svg:y2="2.165cm">
          <text:p/>
        </draw:line>
        <draw:line draw:style-name="gr12" draw:text-style-name="P1" draw:layer="layout" svg:x1="7.51cm" svg:y1="3.529cm" svg:x2="7.999cm" svg:y2="3.529cm">
          <text:p/>
        </draw:line>
        <draw:custom-shape draw:style-name="gr8" draw:text-style-name="P7" draw:layer="layout" svg:width="0.407cm" svg:height="0.407cm" svg:x="3.524cm" svg:y="8.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3.924cm" svg:y="8.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3.724cm" svg:y="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4.124cm" svg:y="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9" draw:text-style-name="P5" draw:layer="layout" svg:width="3.501cm" svg:height="3.501cm" svg:x="2.3cm" svg:y="6.764cm" draw:kind="arc" draw:start-angle="319.85" draw:end-angle="36.61">
          <text:p/>
        </draw:circle>
        <draw:circle draw:style-name="gr9" draw:text-style-name="P5" draw:layer="layout" svg:width="3.501cm" svg:height="3.501cm" svg:x="3.6cm" svg:y="6.765cm" draw:kind="arc" draw:start-angle="319.85" draw:end-angle="36.61">
          <text:p/>
        </draw:circle>
        <draw:circle draw:style-name="gr9" draw:text-style-name="P5" draw:layer="layout" svg:width="3.501cm" svg:height="3.501cm" svg:x="4.8cm" svg:y="6.766cm" draw:kind="arc" draw:start-angle="319.85" draw:end-angle="36.61">
          <text:p/>
        </draw:circle>
        <draw:circle draw:style-name="gr9" draw:text-style-name="P5" draw:layer="layout" svg:width="3.501cm" svg:height="3.501cm" svg:x="6cm" svg:y="6.767cm" draw:kind="arc" draw:start-angle="319.85" draw:end-angle="36.61">
          <text:p/>
        </draw:circle>
        <draw:custom-shape draw:style-name="gr6" draw:text-style-name="P5" draw:layer="layout" svg:width="0.407cm" svg:height="0.407cm" svg:x="6.924cm" svg:y="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407cm" svg:height="0.407cm" svg:x="8.124cm" svg:y="8.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7.795cm" svg:y1="8.31cm" svg:x2="8.507cm" svg:y2="6.661cm">
          <text:p/>
        </draw:line>
        <draw:line draw:style-name="gr1" draw:text-style-name="P1" draw:layer="layout" svg:x1="7.897cm" svg:y1="7.273cm" svg:x2="8.568cm" svg:y2="7.252cm">
          <text:p/>
        </draw:line>
        <draw:line draw:style-name="gr12" draw:text-style-name="P1" draw:layer="layout" svg:x1="7.998cm" svg:y1="8.616cm" svg:x2="7.509cm" svg:y2="8.616cm">
          <text:p/>
        </draw:line>
        <draw:custom-shape draw:style-name="gr8" draw:text-style-name="P7" draw:layer="layout" svg:width="0.407cm" svg:height="0.407cm" svg:x="3.524cm" svg:y="12.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3.924cm" svg:y="12.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3.724cm" svg:y="1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0.407cm" svg:height="0.407cm" svg:x="4.124cm" svg:y="1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9" draw:text-style-name="P5" draw:layer="layout" svg:width="3.501cm" svg:height="3.501cm" svg:x="2.3cm" svg:y="11.265cm" draw:kind="arc" draw:start-angle="319.85" draw:end-angle="36.61">
          <text:p/>
        </draw:circle>
        <draw:circle draw:style-name="gr9" draw:text-style-name="P5" draw:layer="layout" svg:width="3.501cm" svg:height="3.501cm" svg:x="3.6cm" svg:y="11.266cm" draw:kind="arc" draw:start-angle="319.85" draw:end-angle="36.61">
          <text:p/>
        </draw:circle>
        <draw:circle draw:style-name="gr9" draw:text-style-name="P5" draw:layer="layout" svg:width="3.501cm" svg:height="3.501cm" svg:x="4.8cm" svg:y="11.267cm" draw:kind="arc" draw:start-angle="319.85" draw:end-angle="36.61">
          <text:p/>
        </draw:circle>
        <draw:circle draw:style-name="gr9" draw:text-style-name="P5" draw:layer="layout" svg:width="3.501cm" svg:height="3.501cm" svg:x="6cm" svg:y="11.268cm" draw:kind="arc" draw:start-angle="319.85" draw:end-angle="36.61">
          <text:p/>
        </draw:circle>
        <draw:custom-shape draw:style-name="gr6" draw:text-style-name="P5" draw:layer="layout" svg:width="0.407cm" svg:height="0.407cm" svg:x="6.924cm" svg:y="12.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draw:layer="layout" svg:width="0.407cm" svg:height="0.407cm" draw:transform="rotate (1.5707963267949) translate (10.551cm 13.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0.741cm" svg:y1="13.152cm" svg:x2="10.741cm" svg:y2="13.641cm">
          <text:p/>
        </draw:line>
      </draw:page>
      <draw:page draw:name="page3" draw:style-name="dp1" draw:master-page-name="Default">
        <draw:line draw:style-name="gr13" draw:text-style-name="P1" draw:layer="layout" svg:x1="2.241cm" svg:y1="4.785cm" svg:x2="13.72cm" svg:y2="4.785cm">
          <text:p/>
        </draw:line>
        <draw:line draw:style-name="gr13" draw:text-style-name="P1" draw:layer="layout" svg:x1="8.632cm" svg:y1="4.744cm" svg:x2="8.632cm" svg:y2="2.241cm">
          <text:p/>
        </draw:line>
        <draw:line draw:style-name="gr13" draw:text-style-name="P1" draw:layer="layout" svg:x1="8.571cm" svg:y1="2.221cm" svg:x2="11.054cm" svg:y2="2.234cm">
          <text:p/>
        </draw:line>
        <draw:frame draw:style-name="gr14" draw:text-style-name="P9" draw:layer="layout" svg:width="1.364cm" svg:height="0.997cm" svg:x="11.135cm" svg:y="1.681cm">
          <draw:text-box>
            <text:p><text:span text:style-name="T1">V1</text:span></text:p>
          </draw:text-box>
        </draw:frame>
        <draw:frame draw:style-name="gr14" draw:text-style-name="P9" draw:layer="layout" svg:width="1.364cm" svg:height="0.997cm" svg:x="11.135cm" svg:y="4.182cm">
          <draw:text-box>
            <text:p><text:span text:style-name="T1">V0</text:span></text:p>
          </draw:text-box>
        </draw:frame>
        <draw:frame draw:style-name="gr14" draw:text-style-name="P10" draw:layer="layout" svg:width="1.364cm" svg:height="0.997cm" svg:x="7.935cm" svg:y="4.783cm">
          <draw:text-box>
            <text:p text:style-name="P5"><text:span text:style-name="T1">0</text:span></text:p>
          </draw:text-box>
        </draw:frame>
        <draw:frame draw:style-name="gr14" draw:text-style-name="P10" draw:layer="layout" svg:width="1.364cm" svg:height="0.997cm" svg:x="2.035cm" svg:y="4.784cm">
          <draw:text-box>
            <text:p text:style-name="P5"><text:span text:style-name="T1">-a</text:span></text:p>
          </draw:text-box>
        </draw:frame>
        <draw:frame draw:style-name="gr14" draw:text-style-name="P10" draw:layer="layout" svg:width="1.364cm" svg:height="0.997cm" svg:x="12.935cm" svg:y="4.785cm">
          <draw:text-box>
            <text:p text:style-name="P5"><text:span text:style-name="T1">a</text:span></text:p>
          </draw:text-box>
        </draw:frame>
        <draw:line draw:style-name="gr4" draw:text-style-name="P1" draw:layer="layout" svg:x1="4.3cm" svg:y1="4.338cm" svg:x2="5.563cm" svg:y2="4.338cm">
          <text:p/>
        </draw:line>
        <draw:custom-shape draw:style-name="gr6" draw:text-style-name="P5" draw:layer="layout" svg:width="0.407cm" svg:height="0.407cm" svg:x="4.634cm" svg:y="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3.457cm" svg:y1="10.092cm" svg:x2="10.264cm" svg:y2="10.092cm">
          <text:p/>
        </draw:line>
        <draw:line draw:style-name="gr13" draw:text-style-name="P11" draw:layer="layout" svg:x1="7.247cm" svg:y1="10.067cm" svg:x2="7.247cm" svg:y2="8.583cm">
          <text:p/>
        </draw:line>
        <draw:line draw:style-name="gr13" draw:text-style-name="P11" draw:layer="layout" svg:x1="7.211cm" svg:y1="8.571cm" svg:x2="8.683cm" svg:y2="8.579cm">
          <text:p/>
        </draw:line>
        <draw:frame draw:style-name="gr15" draw:text-style-name="P12" draw:layer="layout" svg:width="1.057cm" svg:height="0.887cm" svg:x="8.732cm" svg:y="8.251cm">
          <draw:text-box>
            <text:p><text:span text:style-name="T2">V1</text:span></text:p>
          </draw:text-box>
        </draw:frame>
        <draw:frame draw:style-name="gr15" draw:text-style-name="P12" draw:layer="layout" svg:width="1.037cm" svg:height="0.887cm" svg:x="8.732cm" svg:y="9.634cm">
          <draw:text-box>
            <text:p><text:span text:style-name="T2">V0</text:span></text:p>
          </draw:text-box>
        </draw:frame>
        <draw:frame draw:style-name="gr16" draw:text-style-name="P13" draw:layer="layout" svg:width="0.809cm" svg:height="0.591cm" svg:x="6.834cm" svg:y="10.091cm">
          <draw:text-box>
            <text:p text:style-name="P5"><text:span text:style-name="T2">0</text:span></text:p>
          </draw:text-box>
        </draw:frame>
        <draw:frame draw:style-name="gr16" draw:text-style-name="P13" draw:layer="layout" svg:width="1.02cm" svg:height="0.591cm" svg:x="3.335cm" svg:y="10.091cm">
          <draw:text-box>
            <text:p text:style-name="P5"><text:span text:style-name="T2">-a</text:span></text:p>
          </draw:text-box>
        </draw:frame>
        <draw:frame draw:style-name="gr16" draw:text-style-name="P13" draw:layer="layout" svg:width="0.809cm" svg:height="0.591cm" svg:x="9.799cm" svg:y="10.092cm">
          <draw:text-box>
            <text:p text:style-name="P5"><text:span text:style-name="T2">a</text:span></text:p>
          </draw:text-box>
        </draw:frame>
        <draw:line draw:style-name="gr4" draw:text-style-name="P11" draw:layer="layout" svg:x1="4.678cm" svg:y1="9.127cm" svg:x2="5.427cm" svg:y2="9.127cm">
          <text:p/>
        </draw:line>
        <draw:custom-shape draw:style-name="gr17" draw:text-style-name="P14" draw:layer="layout" svg:width="0.242cm" svg:height="0.242cm" svg:x="4.87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1.958cm" svg:y1="10.092cm" svg:x2="18.765cm" svg:y2="10.092cm">
          <text:p/>
        </draw:line>
        <draw:line draw:style-name="gr13" draw:text-style-name="P11" draw:layer="layout" svg:x1="15.748cm" svg:y1="10.067cm" svg:x2="15.748cm" svg:y2="8.583cm">
          <text:p/>
        </draw:line>
        <draw:line draw:style-name="gr13" draw:text-style-name="P11" draw:layer="layout" svg:x1="15.712cm" svg:y1="8.571cm" svg:x2="17.184cm" svg:y2="8.579cm">
          <text:p/>
        </draw:line>
        <draw:frame draw:style-name="gr15" draw:text-style-name="P12" draw:layer="layout" svg:width="1.057cm" svg:height="0.887cm" svg:x="17.233cm" svg:y="8.251cm">
          <draw:text-box>
            <text:p><text:span text:style-name="T2">V1</text:span></text:p>
          </draw:text-box>
        </draw:frame>
        <draw:frame draw:style-name="gr15" draw:text-style-name="P12" draw:layer="layout" svg:width="1.037cm" svg:height="0.887cm" svg:x="17.233cm" svg:y="9.634cm">
          <draw:text-box>
            <text:p><text:span text:style-name="T2">V0</text:span></text:p>
          </draw:text-box>
        </draw:frame>
        <draw:frame draw:style-name="gr16" draw:text-style-name="P13" draw:layer="layout" svg:width="0.809cm" svg:height="0.591cm" svg:x="15.335cm" svg:y="10.091cm">
          <draw:text-box>
            <text:p text:style-name="P5"><text:span text:style-name="T2">0</text:span></text:p>
          </draw:text-box>
        </draw:frame>
        <draw:frame draw:style-name="gr16" draw:text-style-name="P13" draw:layer="layout" svg:width="1.02cm" svg:height="0.591cm" svg:x="11.836cm" svg:y="10.091cm">
          <draw:text-box>
            <text:p text:style-name="P5"><text:span text:style-name="T2">-a</text:span></text:p>
          </draw:text-box>
        </draw:frame>
        <draw:frame draw:style-name="gr16" draw:text-style-name="P13" draw:layer="layout" svg:width="0.809cm" svg:height="0.591cm" svg:x="18.3cm" svg:y="10.092cm">
          <draw:text-box>
            <text:p text:style-name="P5"><text:span text:style-name="T2">a</text:span></text:p>
          </draw:text-box>
        </draw:frame>
        <draw:line draw:style-name="gr4" draw:text-style-name="P11" draw:layer="layout" svg:x1="13.179cm" svg:y1="8.027cm" svg:x2="13.928cm" svg:y2="8.027cm">
          <text:p/>
        </draw:line>
        <draw:custom-shape draw:style-name="gr17" draw:text-style-name="P14" draw:layer="layout" svg:width="0.242cm" svg:height="0.242cm" svg:x="13.377cm" svg:y="8.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3.457cm" svg:y1="13.722cm" svg:x2="10.264cm" svg:y2="13.722cm">
          <text:p/>
        </draw:line>
        <draw:line draw:style-name="gr13" draw:text-style-name="P11" draw:layer="layout" svg:x1="7.247cm" svg:y1="13.697cm" svg:x2="7.247cm" svg:y2="12.213cm">
          <text:p/>
        </draw:line>
        <draw:line draw:style-name="gr13" draw:text-style-name="P11" draw:layer="layout" svg:x1="7.211cm" svg:y1="12.201cm" svg:x2="8.683cm" svg:y2="12.209cm">
          <text:p/>
        </draw:line>
        <draw:frame draw:style-name="gr15" draw:text-style-name="P12" draw:layer="layout" svg:width="1.057cm" svg:height="0.887cm" svg:x="8.732cm" svg:y="11.881cm">
          <draw:text-box>
            <text:p><text:span text:style-name="T2">V1</text:span></text:p>
          </draw:text-box>
        </draw:frame>
        <draw:frame draw:style-name="gr15" draw:text-style-name="P12" draw:layer="layout" svg:width="1.037cm" svg:height="0.887cm" svg:x="8.732cm" svg:y="13.264cm">
          <draw:text-box>
            <text:p><text:span text:style-name="T2">V0</text:span></text:p>
          </draw:text-box>
        </draw:frame>
        <draw:frame draw:style-name="gr16" draw:text-style-name="P13" draw:layer="layout" svg:width="0.809cm" svg:height="0.591cm" svg:x="6.834cm" svg:y="13.721cm">
          <draw:text-box>
            <text:p text:style-name="P5"><text:span text:style-name="T2">0</text:span></text:p>
          </draw:text-box>
        </draw:frame>
        <draw:frame draw:style-name="gr16" draw:text-style-name="P13" draw:layer="layout" svg:width="1.02cm" svg:height="0.591cm" svg:x="3.335cm" svg:y="13.721cm">
          <draw:text-box>
            <text:p text:style-name="P5"><text:span text:style-name="T2">-a</text:span></text:p>
          </draw:text-box>
        </draw:frame>
        <draw:frame draw:style-name="gr16" draw:text-style-name="P13" draw:layer="layout" svg:width="0.809cm" svg:height="0.591cm" svg:x="9.799cm" svg:y="13.722cm">
          <draw:text-box>
            <text:p text:style-name="P5"><text:span text:style-name="T2">a</text:span></text:p>
          </draw:text-box>
        </draw:frame>
        <draw:line draw:style-name="gr4" draw:text-style-name="P11" draw:layer="layout" svg:x1="4.678cm" svg:y1="12.857cm" svg:x2="5.427cm" svg:y2="12.857cm">
          <text:p/>
        </draw:line>
        <draw:custom-shape draw:style-name="gr17" draw:text-style-name="P14" draw:layer="layout" svg:width="0.242cm" svg:height="0.242cm" svg:x="4.876cm" svg:y="1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1.958cm" svg:y1="13.722cm" svg:x2="18.765cm" svg:y2="13.722cm">
          <text:p/>
        </draw:line>
        <draw:line draw:style-name="gr13" draw:text-style-name="P11" draw:layer="layout" svg:x1="15.748cm" svg:y1="13.697cm" svg:x2="15.748cm" svg:y2="12.213cm">
          <text:p/>
        </draw:line>
        <draw:line draw:style-name="gr13" draw:text-style-name="P11" draw:layer="layout" svg:x1="15.712cm" svg:y1="12.201cm" svg:x2="17.184cm" svg:y2="12.209cm">
          <text:p/>
        </draw:line>
        <draw:frame draw:style-name="gr15" draw:text-style-name="P12" draw:layer="layout" svg:width="1.057cm" svg:height="0.887cm" svg:x="17.233cm" svg:y="11.881cm">
          <draw:text-box>
            <text:p><text:span text:style-name="T2">V1</text:span></text:p>
          </draw:text-box>
        </draw:frame>
        <draw:frame draw:style-name="gr15" draw:text-style-name="P12" draw:layer="layout" svg:width="1.037cm" svg:height="0.887cm" svg:x="17.233cm" svg:y="13.264cm">
          <draw:text-box>
            <text:p><text:span text:style-name="T2">V0</text:span></text:p>
          </draw:text-box>
        </draw:frame>
        <draw:frame draw:style-name="gr16" draw:text-style-name="P13" draw:layer="layout" svg:width="0.809cm" svg:height="0.591cm" svg:x="15.335cm" svg:y="13.721cm">
          <draw:text-box>
            <text:p text:style-name="P5"><text:span text:style-name="T2">0</text:span></text:p>
          </draw:text-box>
        </draw:frame>
        <draw:frame draw:style-name="gr16" draw:text-style-name="P13" draw:layer="layout" svg:width="1.02cm" svg:height="0.591cm" svg:x="11.836cm" svg:y="13.721cm">
          <draw:text-box>
            <text:p text:style-name="P5"><text:span text:style-name="T2">-a</text:span></text:p>
          </draw:text-box>
        </draw:frame>
        <draw:frame draw:style-name="gr16" draw:text-style-name="P13" draw:layer="layout" svg:width="0.809cm" svg:height="0.591cm" svg:x="18.3cm" svg:y="13.722cm">
          <draw:text-box>
            <text:p text:style-name="P5"><text:span text:style-name="T2">a</text:span></text:p>
          </draw:text-box>
        </draw:frame>
        <draw:line draw:style-name="gr4" draw:text-style-name="P11" draw:layer="layout" svg:x1="13.179cm" svg:y1="11.657cm" svg:x2="13.928cm" svg:y2="11.657cm">
          <text:p/>
        </draw:line>
        <draw:custom-shape draw:style-name="gr17" draw:text-style-name="P14" draw:layer="layout" svg:width="0.242cm" svg:height="0.242cm" svg:x="13.3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8.647cm" svg:y1="13.697cm" svg:x2="8.647cm" svg:y2="12.213cm">
          <text:p/>
        </draw:line>
        <draw:line draw:style-name="gr13" draw:text-style-name="P11" draw:layer="layout" svg:x1="17.147cm" svg:y1="13.697cm" svg:x2="17.147cm" svg:y2="12.213cm">
          <text:p/>
        </draw:line>
        <draw:line draw:style-name="gr13" draw:text-style-name="P11" draw:layer="layout" svg:x1="3.458cm" svg:y1="17.5cm" svg:x2="10.265cm" svg:y2="17.5cm">
          <text:p/>
        </draw:line>
        <draw:line draw:style-name="gr13" draw:text-style-name="P11" draw:layer="layout" svg:x1="7.248cm" svg:y1="17.525cm" svg:x2="7.248cm" svg:y2="19.009cm">
          <text:p/>
        </draw:line>
        <draw:line draw:style-name="gr13" draw:text-style-name="P11" draw:layer="layout" svg:x1="7.212cm" svg:y1="19.021cm" svg:x2="8.684cm" svg:y2="19.013cm">
          <text:p/>
        </draw:line>
        <draw:frame draw:style-name="gr15" draw:text-style-name="P12" draw:layer="layout" svg:width="1.057cm" svg:height="0.887cm" svg:x="8.733cm" svg:y="18.581cm">
          <draw:text-box>
            <text:p><text:span text:style-name="T2">-V1</text:span></text:p>
          </draw:text-box>
        </draw:frame>
        <draw:frame draw:style-name="gr15" draw:text-style-name="P12" draw:layer="layout" svg:width="1.037cm" svg:height="0.887cm" svg:x="8.733cm" svg:y="17.064cm">
          <draw:text-box>
            <text:p><text:span text:style-name="T2">V0</text:span></text:p>
          </draw:text-box>
        </draw:frame>
        <draw:frame draw:style-name="gr16" draw:text-style-name="P13" draw:layer="layout" svg:width="0.809cm" svg:height="0.591cm" svg:x="6.735cm" svg:y="17.521cm">
          <draw:text-box>
            <text:p text:style-name="P5"><text:span text:style-name="T2">0</text:span></text:p>
          </draw:text-box>
        </draw:frame>
        <draw:frame draw:style-name="gr16" draw:text-style-name="P13" draw:layer="layout" svg:width="1.02cm" svg:height="0.591cm" svg:x="3.336cm" svg:y="17.521cm">
          <draw:text-box>
            <text:p text:style-name="P5"><text:span text:style-name="T2">-a</text:span></text:p>
          </draw:text-box>
        </draw:frame>
        <draw:frame draw:style-name="gr16" draw:text-style-name="P13" draw:layer="layout" svg:width="0.809cm" svg:height="0.591cm" svg:x="9.8cm" svg:y="17.522cm">
          <draw:text-box>
            <text:p text:style-name="P5"><text:span text:style-name="T2">a</text:span></text:p>
          </draw:text-box>
        </draw:frame>
        <draw:line draw:style-name="gr4" draw:text-style-name="P11" draw:layer="layout" svg:x1="4.679cm" svg:y1="16.657cm" svg:x2="5.428cm" svg:y2="16.657cm">
          <text:p/>
        </draw:line>
        <draw:custom-shape draw:style-name="gr17" draw:text-style-name="P14" draw:layer="layout" svg:width="0.242cm" svg:height="0.242cm" svg:x="4.877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8.648cm" svg:y1="17.525cm" svg:x2="8.648cm" svg:y2="19.009cm">
          <text:p/>
        </draw:line>
      </draw:page>
      <draw:page draw:name="page4" draw:style-name="dp1" draw:master-page-name="Default">
        <draw:line draw:style-name="gr13" draw:text-style-name="P11" draw:layer="layout" svg:x1="3.457cm" svg:y1="5.023cm" svg:x2="10.264cm" svg:y2="5.023cm">
          <text:p/>
        </draw:line>
        <draw:line draw:style-name="gr13" draw:text-style-name="P11" draw:layer="layout" svg:x1="7.247cm" svg:y1="4.998cm" svg:x2="7.247cm" svg:y2="3.514cm">
          <text:p/>
        </draw:line>
        <draw:line draw:style-name="gr13" draw:text-style-name="P11" draw:layer="layout" svg:x1="7.211cm" svg:y1="3.502cm" svg:x2="8.683cm" svg:y2="3.51cm">
          <text:p/>
        </draw:line>
        <draw:frame draw:style-name="gr15" draw:text-style-name="P12" draw:layer="layout" svg:width="1.057cm" svg:height="0.887cm" svg:x="8.732cm" svg:y="3.182cm">
          <draw:text-box>
            <text:p><text:span text:style-name="T2">V1</text:span></text:p>
          </draw:text-box>
        </draw:frame>
        <draw:frame draw:style-name="gr15" draw:text-style-name="P12" draw:layer="layout" svg:width="1.037cm" svg:height="0.887cm" svg:x="8.732cm" svg:y="4.565cm">
          <draw:text-box>
            <text:p><text:span text:style-name="T2">V0</text:span></text:p>
          </draw:text-box>
        </draw:frame>
        <draw:frame draw:style-name="gr16" draw:text-style-name="P13" draw:layer="layout" svg:width="0.809cm" svg:height="0.591cm" svg:x="6.834cm" svg:y="5.022cm">
          <draw:text-box>
            <text:p text:style-name="P5"><text:span text:style-name="T2">0</text:span></text:p>
          </draw:text-box>
        </draw:frame>
        <draw:frame draw:style-name="gr16" draw:text-style-name="P13" draw:layer="layout" svg:width="1.02cm" svg:height="0.591cm" svg:x="3.335cm" svg:y="5.022cm">
          <draw:text-box>
            <text:p text:style-name="P5"><text:span text:style-name="T2">-a</text:span></text:p>
          </draw:text-box>
        </draw:frame>
        <draw:frame draw:style-name="gr16" draw:text-style-name="P13" draw:layer="layout" svg:width="0.809cm" svg:height="0.591cm" svg:x="9.799cm" svg:y="5.023cm">
          <draw:text-box>
            <text:p text:style-name="P5"><text:span text:style-name="T2">a</text:span></text:p>
          </draw:text-box>
        </draw:frame>
        <draw:line draw:style-name="gr4" draw:text-style-name="P11" draw:layer="layout" svg:x1="4.6cm" svg:y1="3.975cm" svg:x2="5.337cm" svg:y2="3.975cm">
          <text:p/>
        </draw:line>
        <draw:custom-shape draw:style-name="gr17" draw:text-style-name="P14" draw:layer="layout" svg:width="0.238cm" svg:height="0.231cm" svg:x="4.795cm" svg:y="4.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1.958cm" svg:y1="5.023cm" svg:x2="18.765cm" svg:y2="5.023cm">
          <text:p/>
        </draw:line>
        <draw:line draw:style-name="gr13" draw:text-style-name="P11" draw:layer="layout" svg:x1="15.748cm" svg:y1="4.998cm" svg:x2="15.748cm" svg:y2="3.514cm">
          <text:p/>
        </draw:line>
        <draw:line draw:style-name="gr13" draw:text-style-name="P11" draw:layer="layout" svg:x1="15.712cm" svg:y1="3.502cm" svg:x2="17.184cm" svg:y2="3.51cm">
          <text:p/>
        </draw:line>
        <draw:frame draw:style-name="gr15" draw:text-style-name="P12" draw:layer="layout" svg:width="1.057cm" svg:height="0.887cm" svg:x="17.233cm" svg:y="3.182cm">
          <draw:text-box>
            <text:p><text:span text:style-name="T2">V1</text:span></text:p>
          </draw:text-box>
        </draw:frame>
        <draw:frame draw:style-name="gr15" draw:text-style-name="P12" draw:layer="layout" svg:width="1.037cm" svg:height="0.887cm" svg:x="17.233cm" svg:y="4.565cm">
          <draw:text-box>
            <text:p><text:span text:style-name="T2">V0</text:span></text:p>
          </draw:text-box>
        </draw:frame>
        <draw:frame draw:style-name="gr16" draw:text-style-name="P13" draw:layer="layout" svg:width="0.809cm" svg:height="0.591cm" svg:x="15.335cm" svg:y="5.022cm">
          <draw:text-box>
            <text:p text:style-name="P5"><text:span text:style-name="T2">0</text:span></text:p>
          </draw:text-box>
        </draw:frame>
        <draw:frame draw:style-name="gr16" draw:text-style-name="P13" draw:layer="layout" svg:width="1.02cm" svg:height="0.591cm" svg:x="11.836cm" svg:y="5.022cm">
          <draw:text-box>
            <text:p text:style-name="P5"><text:span text:style-name="T2">-a</text:span></text:p>
          </draw:text-box>
        </draw:frame>
        <draw:frame draw:style-name="gr16" draw:text-style-name="P13" draw:layer="layout" svg:width="0.809cm" svg:height="0.591cm" svg:x="18.3cm" svg:y="5.023cm">
          <draw:text-box>
            <text:p text:style-name="P5"><text:span text:style-name="T2">a</text:span></text:p>
          </draw:text-box>
        </draw:frame>
        <draw:line draw:style-name="gr4" draw:text-style-name="P11" draw:layer="layout" svg:x1="13.179cm" svg:y1="2.958cm" svg:x2="13.928cm" svg:y2="2.958cm">
          <text:p/>
        </draw:line>
        <draw:custom-shape draw:style-name="gr17" draw:text-style-name="P14" draw:layer="layout" svg:width="0.242cm" svg:height="0.242cm" svg:x="13.377cm" svg:y="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3.457cm" svg:y1="8.653cm" svg:x2="10.264cm" svg:y2="8.653cm">
          <text:p/>
        </draw:line>
        <draw:line draw:style-name="gr13" draw:text-style-name="P11" draw:layer="layout" svg:x1="7.247cm" svg:y1="8.628cm" svg:x2="7.247cm" svg:y2="7.144cm">
          <text:p/>
        </draw:line>
        <draw:line draw:style-name="gr13" draw:text-style-name="P11" draw:layer="layout" svg:x1="7.211cm" svg:y1="7.132cm" svg:x2="8.683cm" svg:y2="7.14cm">
          <text:p/>
        </draw:line>
        <draw:frame draw:style-name="gr15" draw:text-style-name="P12" draw:layer="layout" svg:width="1.057cm" svg:height="0.887cm" svg:x="8.732cm" svg:y="6.812cm">
          <draw:text-box>
            <text:p><text:span text:style-name="T2">V1</text:span></text:p>
          </draw:text-box>
        </draw:frame>
        <draw:frame draw:style-name="gr15" draw:text-style-name="P12" draw:layer="layout" svg:width="1.037cm" svg:height="0.887cm" svg:x="8.732cm" svg:y="8.195cm">
          <draw:text-box>
            <text:p><text:span text:style-name="T2">V0</text:span></text:p>
          </draw:text-box>
        </draw:frame>
        <draw:frame draw:style-name="gr16" draw:text-style-name="P13" draw:layer="layout" svg:width="0.809cm" svg:height="0.591cm" svg:x="6.834cm" svg:y="8.652cm">
          <draw:text-box>
            <text:p text:style-name="P5"><text:span text:style-name="T2">0</text:span></text:p>
          </draw:text-box>
        </draw:frame>
        <draw:frame draw:style-name="gr16" draw:text-style-name="P13" draw:layer="layout" svg:width="1.02cm" svg:height="0.591cm" svg:x="3.335cm" svg:y="8.652cm">
          <draw:text-box>
            <text:p text:style-name="P5"><text:span text:style-name="T2">-a</text:span></text:p>
          </draw:text-box>
        </draw:frame>
        <draw:frame draw:style-name="gr16" draw:text-style-name="P13" draw:layer="layout" svg:width="0.809cm" svg:height="0.591cm" svg:x="9.799cm" svg:y="8.653cm">
          <draw:text-box>
            <text:p text:style-name="P5"><text:span text:style-name="T2">a</text:span></text:p>
          </draw:text-box>
        </draw:frame>
        <draw:line draw:style-name="gr4" draw:text-style-name="P11" draw:layer="layout" svg:x1="4.678cm" svg:y1="7.788cm" svg:x2="5.427cm" svg:y2="7.788cm">
          <text:p/>
        </draw:line>
        <draw:custom-shape draw:style-name="gr17" draw:text-style-name="P14" draw:layer="layout" svg:width="0.242cm" svg:height="0.242cm" svg:x="4.876cm" svg:y="7.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3.258cm" svg:y1="21.253cm" svg:x2="20.065cm" svg:y2="21.253cm">
          <text:p/>
        </draw:line>
        <draw:line draw:style-name="gr13" draw:text-style-name="P11" draw:layer="layout" svg:x1="16.236cm" svg:y1="21.272cm" svg:x2="16.236cm" svg:y2="19.788cm">
          <text:p/>
        </draw:line>
        <draw:line draw:style-name="gr13" draw:text-style-name="P11" draw:layer="layout" svg:x1="16.205cm" svg:y1="19.752cm" svg:x2="17.985cm" svg:y2="19.753cm">
          <text:p/>
        </draw:line>
        <draw:frame draw:style-name="gr15" draw:text-style-name="P12" draw:layer="layout" svg:width="1.057cm" svg:height="0.887cm" svg:x="17.833cm" svg:y="19.412cm">
          <draw:text-box>
            <text:p><text:span text:style-name="T2">V1</text:span></text:p>
          </draw:text-box>
        </draw:frame>
        <draw:frame draw:style-name="gr15" draw:text-style-name="P12" draw:layer="layout" svg:width="1.037cm" svg:height="0.887cm" svg:x="17.833cm" svg:y="20.795cm">
          <draw:text-box>
            <text:p><text:span text:style-name="T2">V0</text:span></text:p>
          </draw:text-box>
        </draw:frame>
        <draw:frame draw:style-name="gr16" draw:text-style-name="P13" draw:layer="layout" svg:width="0.809cm" svg:height="0.591cm" svg:x="15.835cm" svg:y="21.252cm">
          <draw:text-box>
            <text:p text:style-name="P5"><text:span text:style-name="T2">0</text:span></text:p>
          </draw:text-box>
        </draw:frame>
        <draw:frame draw:style-name="gr16" draw:text-style-name="P13" draw:layer="layout" svg:width="1.02cm" svg:height="0.591cm" svg:x="13.136cm" svg:y="21.252cm">
          <draw:text-box>
            <text:p text:style-name="P5"><text:span text:style-name="T2">-a</text:span></text:p>
          </draw:text-box>
        </draw:frame>
        <draw:frame draw:style-name="gr16" draw:text-style-name="P13" draw:layer="layout" svg:width="0.809cm" svg:height="0.591cm" svg:x="19.6cm" svg:y="21.253cm">
          <draw:text-box>
            <text:p text:style-name="P5"><text:span text:style-name="T2">a</text:span></text:p>
          </draw:text-box>
        </draw:frame>
        <draw:line draw:style-name="gr4" draw:text-style-name="P11" draw:layer="layout" svg:x1="14.579cm" svg:y1="19.188cm" svg:x2="15.328cm" svg:y2="19.188cm">
          <text:p/>
        </draw:line>
        <draw:custom-shape draw:style-name="gr17" draw:text-style-name="P14" draw:layer="layout" svg:width="0.242cm" svg:height="0.242cm" svg:x="14.777cm" svg:y="19.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8.647cm" svg:y1="8.628cm" svg:x2="8.647cm" svg:y2="7.144cm">
          <text:p/>
        </draw:line>
        <draw:line draw:style-name="gr13" draw:text-style-name="P11" draw:layer="layout" svg:x1="17.947cm" svg:y1="21.228cm" svg:x2="17.947cm" svg:y2="19.744cm">
          <text:p/>
        </draw:line>
        <draw:line draw:style-name="gr13" draw:text-style-name="P11" draw:layer="layout" svg:x1="3.458cm" svg:y1="12.431cm" svg:x2="10.265cm" svg:y2="12.431cm">
          <text:p/>
        </draw:line>
        <draw:line draw:style-name="gr13" draw:text-style-name="P11" draw:layer="layout" svg:x1="7.248cm" svg:y1="12.456cm" svg:x2="7.248cm" svg:y2="13.94cm">
          <text:p/>
        </draw:line>
        <draw:line draw:style-name="gr13" draw:text-style-name="P11" draw:layer="layout" svg:x1="7.212cm" svg:y1="13.952cm" svg:x2="8.684cm" svg:y2="13.944cm">
          <text:p/>
        </draw:line>
        <draw:frame draw:style-name="gr15" draw:text-style-name="P12" draw:layer="layout" svg:width="1.057cm" svg:height="0.887cm" svg:x="8.733cm" svg:y="13.512cm">
          <draw:text-box>
            <text:p><text:span text:style-name="T2">-V1</text:span></text:p>
          </draw:text-box>
        </draw:frame>
        <draw:frame draw:style-name="gr15" draw:text-style-name="P12" draw:layer="layout" svg:width="1.037cm" svg:height="0.887cm" svg:x="8.733cm" svg:y="11.995cm">
          <draw:text-box>
            <text:p><text:span text:style-name="T2">V0</text:span></text:p>
          </draw:text-box>
        </draw:frame>
        <draw:frame draw:style-name="gr16" draw:text-style-name="P13" draw:layer="layout" svg:width="0.809cm" svg:height="0.591cm" svg:x="6.735cm" svg:y="12.452cm">
          <draw:text-box>
            <text:p text:style-name="P5"><text:span text:style-name="T2">0</text:span></text:p>
          </draw:text-box>
        </draw:frame>
        <draw:frame draw:style-name="gr16" draw:text-style-name="P13" draw:layer="layout" svg:width="1.02cm" svg:height="0.591cm" svg:x="3.336cm" svg:y="12.452cm">
          <draw:text-box>
            <text:p text:style-name="P5"><text:span text:style-name="T2">-a</text:span></text:p>
          </draw:text-box>
        </draw:frame>
        <draw:frame draw:style-name="gr16" draw:text-style-name="P13" draw:layer="layout" svg:width="0.809cm" svg:height="0.591cm" svg:x="9.8cm" svg:y="12.453cm">
          <draw:text-box>
            <text:p text:style-name="P5"><text:span text:style-name="T2">a</text:span></text:p>
          </draw:text-box>
        </draw:frame>
        <draw:line draw:style-name="gr4" draw:text-style-name="P11" draw:layer="layout" svg:x1="4.679cm" svg:y1="11.588cm" svg:x2="5.428cm" svg:y2="11.588cm">
          <text:p/>
        </draw:line>
        <draw:custom-shape draw:style-name="gr17" draw:text-style-name="P14" draw:layer="layout" svg:width="0.242cm" svg:height="0.242cm" svg:x="4.877cm" svg:y="11.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8.648cm" svg:y1="12.456cm" svg:x2="8.648cm" svg:y2="13.94cm">
          <text:p/>
        </draw:line>
        <draw:line draw:style-name="gr18" draw:text-style-name="P11" draw:layer="layout" svg:x1="15.314cm" svg:y1="20.19cm" svg:x2="14.565cm" svg:y2="20.19cm">
          <text:p/>
        </draw:line>
        <draw:custom-shape draw:style-name="gr19" draw:text-style-name="P15" draw:layer="layout" svg:width="0.242cm" svg:height="0.242cm" svg:x="14.874cm" svg:y="20.34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0" draw:text-style-name="P11" draw:layer="layout" svg:x1="17.966cm" svg:y1="2.89cm" svg:x2="18.715cm" svg:y2="2.89cm">
          <text:p/>
        </draw:line>
        <draw:custom-shape draw:style-name="gr21" draw:text-style-name="P16" draw:layer="layout" svg:width="0.242cm" svg:height="0.242cm" svg:x="18.164cm" svg:y="3.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1.02cm" svg:height="0.591cm" svg:x="11.836cm" svg:y="2.623cm">
          <draw:text-box>
            <text:p text:style-name="P5"><text:span text:style-name="T2">I</text:span></text:p>
          </draw:text-box>
        </draw:frame>
        <draw:frame draw:style-name="gr16" draw:text-style-name="P13" draw:layer="layout" svg:width="1.02cm" svg:height="0.591cm" svg:x="11.836cm" svg:y="3.624cm">
          <draw:text-box>
            <text:p text:style-name="P5"><text:span text:style-name="T2">R</text:span></text:p>
          </draw:text-box>
        </draw:frame>
        <draw:frame draw:style-name="gr16" draw:text-style-name="P13" draw:layer="layout" svg:width="1.02cm" svg:height="0.591cm" svg:x="16.836cm" svg:y="2.625cm">
          <draw:text-box>
            <text:p text:style-name="P5"><text:span text:style-name="T2">T</text:span></text:p>
          </draw:text-box>
        </draw:frame>
        <draw:line draw:style-name="gr18" draw:text-style-name="P11" draw:layer="layout" svg:x1="13.928cm" svg:y1="3.822cm" svg:x2="13.179cm" svg:y2="3.822cm">
          <text:p/>
        </draw:line>
        <draw:custom-shape draw:style-name="gr19" draw:text-style-name="P15" draw:layer="layout" svg:width="0.242cm" svg:height="0.242cm" svg:x="13.488cm" svg:y="3.97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4" draw:text-style-name="P11" draw:layer="layout" svg:x1="16.78cm" svg:y1="19.12cm" svg:x2="17.529cm" svg:y2="19.12cm">
          <text:p/>
        </draw:line>
        <draw:custom-shape draw:style-name="gr17" draw:text-style-name="P14" draw:layer="layout" svg:width="0.242cm" svg:height="0.242cm" svg:x="16.978cm" svg:y="19.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1" draw:layer="layout" svg:x1="17.515cm" svg:y1="20.122cm" svg:x2="16.766cm" svg:y2="20.122cm">
          <text:p/>
        </draw:line>
        <draw:custom-shape draw:style-name="gr19" draw:text-style-name="P15" draw:layer="layout" svg:width="0.242cm" svg:height="0.242cm" svg:x="17.075cm" svg:y="20.27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2" draw:text-style-name="P11" draw:layer="layout" svg:x1="19.081cm" svg:y1="19.052cm" svg:x2="19.83cm" svg:y2="19.052cm">
          <text:p/>
        </draw:line>
        <draw:custom-shape draw:style-name="gr21" draw:text-style-name="P16" draw:layer="layout" svg:width="0.242cm" svg:height="0.242cm" svg:x="19.279cm" svg:y="19.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1.02cm" svg:height="0.591cm" svg:x="13.136cm" svg:y="18.723cm">
          <draw:text-box>
            <text:p text:style-name="P5"><text:span text:style-name="T2">I</text:span></text:p>
          </draw:text-box>
        </draw:frame>
        <draw:frame draw:style-name="gr16" draw:text-style-name="P13" draw:layer="layout" svg:width="1.02cm" svg:height="0.591cm" svg:x="13.136cm" svg:y="19.924cm">
          <draw:text-box>
            <text:p text:style-name="P5"><text:span text:style-name="T2">R</text:span></text:p>
          </draw:text-box>
        </draw:frame>
        <draw:frame draw:style-name="gr16" draw:text-style-name="P13" draw:layer="layout" svg:width="1.02cm" svg:height="0.591cm" svg:x="18.136cm" svg:y="18.726cm">
          <draw:text-box>
            <text:p text:style-name="P5"><text:span text:style-name="T2">T</text:span></text:p>
          </draw:text-box>
        </draw:frame>
        <draw:line draw:style-name="gr13" draw:text-style-name="P11" draw:layer="layout" svg:x1="3.459cm" svg:y1="17.362cm" svg:x2="10.266cm" svg:y2="17.362cm">
          <text:p/>
        </draw:line>
        <draw:line draw:style-name="gr13" draw:text-style-name="P11" draw:layer="layout" svg:x1="6.049cm" svg:y1="15.887cm" svg:x2="6.049cm" svg:y2="17.371cm">
          <text:p/>
        </draw:line>
        <draw:frame draw:style-name="gr15" draw:text-style-name="P12" draw:layer="layout" svg:width="1.037cm" svg:height="0.887cm" svg:x="8.734cm" svg:y="16.926cm">
          <draw:text-box>
            <text:p><text:span text:style-name="T2">V0</text:span></text:p>
          </draw:text-box>
        </draw:frame>
        <draw:frame draw:style-name="gr16" draw:text-style-name="P13" draw:layer="layout" svg:width="0.809cm" svg:height="0.591cm" svg:x="6.936cm" svg:y="17.383cm">
          <draw:text-box>
            <text:p text:style-name="P5"><text:span text:style-name="T2">0</text:span></text:p>
          </draw:text-box>
        </draw:frame>
        <draw:frame draw:style-name="gr16" draw:text-style-name="P13" draw:layer="layout" svg:width="1.02cm" svg:height="0.591cm" svg:x="5.537cm" svg:y="17.383cm">
          <draw:text-box>
            <text:p text:style-name="P5"><text:span text:style-name="T2">-a</text:span></text:p>
          </draw:text-box>
        </draw:frame>
        <draw:frame draw:style-name="gr16" draw:text-style-name="P13" draw:layer="layout" svg:width="0.809cm" svg:height="0.591cm" svg:x="8.301cm" svg:y="17.384cm">
          <draw:text-box>
            <text:p text:style-name="P5"><text:span text:style-name="T2">a</text:span></text:p>
          </draw:text-box>
        </draw:frame>
        <draw:line draw:style-name="gr23" draw:text-style-name="P11" draw:layer="layout" svg:x1="6.78cm" svg:y1="16.519cm" svg:x2="8.05cm" svg:y2="16.519cm">
          <text:p/>
        </draw:line>
        <draw:custom-shape draw:style-name="gr17" draw:text-style-name="P14" draw:layer="layout" svg:width="0.242cm" svg:height="0.242cm" svg:x="7.278cm" svg:y="16.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8.649cm" svg:y1="15.887cm" svg:x2="8.649cm" svg:y2="17.371cm">
          <text:p/>
        </draw:line>
        <draw:frame draw:style-name="gr15" draw:text-style-name="P12" draw:layer="layout" svg:width="1.057cm" svg:height="0.887cm" svg:x="8.733cm" svg:y="15.813cm">
          <draw:text-box>
            <text:p><text:span text:style-name="T2">V1</text:span></text:p>
          </draw:text-box>
        </draw:frame>
        <draw:frame draw:style-name="gr16" draw:text-style-name="P13" draw:layer="layout" svg:width="1.02cm" svg:height="0.591cm" svg:x="13.136cm" svg:y="21.953cm">
          <draw:text-box>
            <text:p text:style-name="P5"><text:span text:style-name="T2">I</text:span></text:p>
          </draw:text-box>
        </draw:frame>
        <draw:frame draw:style-name="gr16" draw:text-style-name="P13" draw:layer="layout" svg:width="1.02cm" svg:height="0.591cm" svg:x="16.536cm" svg:y="21.954cm">
          <draw:text-box>
            <text:p text:style-name="P5"><text:span text:style-name="T2">II</text:span></text:p>
          </draw:text-box>
        </draw:frame>
        <draw:frame draw:style-name="gr16" draw:text-style-name="P13" draw:layer="layout" svg:width="1.02cm" svg:height="0.591cm" svg:x="18.836cm" svg:y="21.955cm">
          <draw:text-box>
            <text:p text:style-name="P5"><text:span text:style-name="T2">III</text:span></text:p>
          </draw:text-box>
        </draw:frame>
        <draw:line draw:style-name="gr13" draw:text-style-name="P11" draw:layer="layout" svg:x1="13.258cm" svg:y1="21.953cm" svg:x2="20.065cm" svg:y2="21.953cm">
          <text:p/>
        </draw:line>
        <draw:frame draw:style-name="gr16" draw:text-style-name="P18" draw:layer="layout" svg:width="1.02cm" svg:height="0.591cm" svg:x="13.736cm" svg:y="19.154cm">
          <draw:text-box>
            <text:p text:style-name="P17"><text:span text:style-name="T2">A</text:span></text:p>
          </draw:text-box>
        </draw:frame>
        <draw:frame draw:style-name="gr16" draw:text-style-name="P18" draw:layer="layout" svg:width="1.02cm" svg:height="0.591cm" svg:x="13.736cm" svg:y="20.155cm">
          <draw:text-box>
            <text:p text:style-name="P17"><text:span text:style-name="T2">B</text:span></text:p>
          </draw:text-box>
        </draw:frame>
        <draw:frame draw:style-name="gr16" draw:text-style-name="P18" draw:layer="layout" svg:width="1.02cm" svg:height="0.591cm" svg:x="16.036cm" svg:y="19.054cm">
          <draw:text-box>
            <text:p text:style-name="P17"><text:span text:style-name="T2">C</text:span></text:p>
          </draw:text-box>
        </draw:frame>
        <draw:frame draw:style-name="gr16" draw:text-style-name="P18" draw:layer="layout" svg:width="1.02cm" svg:height="0.591cm" svg:x="16.036cm" svg:y="20.055cm">
          <draw:text-box>
            <text:p text:style-name="P17"><text:span text:style-name="T2">D</text:span></text:p>
          </draw:text-box>
        </draw:frame>
        <draw:frame draw:style-name="gr16" draw:text-style-name="P18" draw:layer="layout" svg:width="1.02cm" svg:height="0.591cm" svg:x="18.436cm" svg:y="19.054cm">
          <draw:text-box>
            <text:p text:style-name="P17"><text:span text:style-name="T2">F</text:span></text:p>
          </draw:text-box>
        </draw:frame>
        <draw:frame draw:style-name="gr16" draw:text-style-name="P18" draw:layer="layout" svg:width="1.02cm" svg:height="0.591cm" svg:x="18.436cm" svg:y="20.055cm">
          <draw:text-box>
            <text:p text:style-name="P17"><text:span text:style-name="T2">G</text:span></text:p>
          </draw:text-box>
        </draw:frame>
        <draw:line draw:style-name="gr13" draw:text-style-name="P11" draw:layer="layout" svg:x1="13.258cm" svg:y1="22.553cm" svg:x2="20.065cm" svg:y2="22.553cm">
          <text:p/>
        </draw:line>
        <draw:line draw:style-name="gr13" draw:text-style-name="P11" draw:layer="layout" svg:x1="3.46cm" svg:y1="20.762cm" svg:x2="10.267cm" svg:y2="20.762cm">
          <text:p/>
        </draw:line>
        <draw:line draw:style-name="gr13" draw:text-style-name="P11" draw:layer="layout" svg:x1="6.05cm" svg:y1="20.787cm" svg:x2="6.05cm" svg:y2="22.271cm">
          <text:p/>
        </draw:line>
        <draw:frame draw:style-name="gr15" draw:text-style-name="P12" draw:layer="layout" svg:width="1.037cm" svg:height="0.887cm" svg:x="8.735cm" svg:y="21.826cm">
          <draw:text-box>
            <text:p><text:span text:style-name="T2">-V1</text:span></text:p>
          </draw:text-box>
        </draw:frame>
        <draw:frame draw:style-name="gr16" draw:text-style-name="P13" draw:layer="layout" svg:width="0.809cm" svg:height="0.591cm" svg:x="6.937cm" svg:y="20.183cm">
          <draw:text-box>
            <text:p text:style-name="P5"><text:span text:style-name="T2">0</text:span></text:p>
          </draw:text-box>
        </draw:frame>
        <draw:frame draw:style-name="gr16" draw:text-style-name="P13" draw:layer="layout" svg:width="1.02cm" svg:height="0.591cm" svg:x="5.538cm" svg:y="20.183cm">
          <draw:text-box>
            <text:p text:style-name="P5"><text:span text:style-name="T2">-a</text:span></text:p>
          </draw:text-box>
        </draw:frame>
        <draw:frame draw:style-name="gr24" draw:text-style-name="P13" draw:layer="layout" svg:width="0.809cm" svg:height="0.569cm" svg:x="9.802cm" svg:y="20.784cm">
          <draw:text-box>
            <text:p text:style-name="P5"><text:span text:style-name="T2">x</text:span></text:p>
          </draw:text-box>
        </draw:frame>
        <draw:line draw:style-name="gr23" draw:text-style-name="P11" draw:layer="layout" svg:x1="6.781cm" svg:y1="21.419cm" svg:x2="8.051cm" svg:y2="21.419cm">
          <text:p/>
        </draw:line>
        <draw:custom-shape draw:style-name="gr17" draw:text-style-name="P14" draw:layer="layout" svg:width="0.242cm" svg:height="0.242cm" svg:x="7.279cm" svg:y="21.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8.65cm" svg:y1="20.787cm" svg:x2="8.65cm" svg:y2="22.271cm">
          <text:p/>
        </draw:line>
        <draw:frame draw:style-name="gr15" draw:text-style-name="P12" draw:layer="layout" svg:width="1.057cm" svg:height="0.887cm" svg:x="8.734cm" svg:y="20.713cm">
          <draw:text-box>
            <text:p><text:span text:style-name="T2">V0</text:span></text:p>
          </draw:text-box>
        </draw:frame>
        <draw:frame draw:style-name="gr16" draw:text-style-name="P13" draw:layer="layout" svg:width="0.809cm" svg:height="0.591cm" svg:x="8.303cm" svg:y="20.185cm">
          <draw:text-box>
            <text:p text:style-name="P5"><text:span text:style-name="T2">a</text:span></text:p>
          </draw:text-box>
        </draw:frame>
      </draw:page>
      <draw:page draw:name="page5" draw:style-name="dp1" draw:master-page-name="Default">
        <draw:line draw:style-name="gr13" draw:text-style-name="P11" draw:layer="layout" svg:x1="2.25cm" svg:y1="6.085cm" svg:x2="9.057cm" svg:y2="6.085cm">
          <text:p/>
        </draw:line>
        <draw:line draw:style-name="gr13" draw:text-style-name="P11" draw:layer="layout" svg:x1="4.84cm" svg:y1="6.11cm" svg:x2="4.84cm" svg:y2="7.594cm">
          <text:p/>
        </draw:line>
        <draw:frame draw:style-name="gr15" draw:text-style-name="P12" draw:layer="layout" svg:width="1.037cm" svg:height="0.887cm" svg:x="7.525cm" svg:y="7.149cm">
          <draw:text-box>
            <text:p><text:span text:style-name="T2">-V1</text:span></text:p>
          </draw:text-box>
        </draw:frame>
        <draw:frame draw:style-name="gr16" draw:text-style-name="P13" draw:layer="layout" svg:width="0.809cm" svg:height="0.591cm" svg:x="5.727cm" svg:y="5.506cm">
          <draw:text-box>
            <text:p text:style-name="P5"><text:span text:style-name="T2">0</text:span></text:p>
          </draw:text-box>
        </draw:frame>
        <draw:frame draw:style-name="gr16" draw:text-style-name="P13" draw:layer="layout" svg:width="1.02cm" svg:height="0.591cm" svg:x="4.328cm" svg:y="5.506cm">
          <draw:text-box>
            <text:p text:style-name="P5"><text:span text:style-name="T2">-a</text:span></text:p>
          </draw:text-box>
        </draw:frame>
        <draw:frame draw:style-name="gr24" draw:text-style-name="P13" draw:layer="layout" svg:width="0.809cm" svg:height="0.569cm" svg:x="8.592cm" svg:y="6.107cm">
          <draw:text-box>
            <text:p text:style-name="P5"><text:span text:style-name="T2">x</text:span></text:p>
          </draw:text-box>
        </draw:frame>
        <draw:line draw:style-name="gr23" draw:text-style-name="P11" draw:layer="layout" svg:x1="5.571cm" svg:y1="7.442cm" svg:x2="6.841cm" svg:y2="7.442cm">
          <text:p/>
        </draw:line>
        <draw:custom-shape draw:style-name="gr17" draw:text-style-name="P14" draw:layer="layout" svg:width="0.242cm" svg:height="0.242cm" svg:x="6.069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7.44cm" svg:y1="6.11cm" svg:x2="7.44cm" svg:y2="7.594cm">
          <text:p/>
        </draw:line>
        <draw:frame draw:style-name="gr15" draw:text-style-name="P12" draw:layer="layout" svg:width="1.057cm" svg:height="0.887cm" svg:x="7.524cm" svg:y="6.036cm">
          <draw:text-box>
            <text:p><text:span text:style-name="T2">V0</text:span></text:p>
          </draw:text-box>
        </draw:frame>
        <draw:frame draw:style-name="gr16" draw:text-style-name="P13" draw:layer="layout" svg:width="0.809cm" svg:height="0.591cm" svg:x="7.093cm" svg:y="5.508cm">
          <draw:text-box>
            <text:p text:style-name="P5"><text:span text:style-name="T2">a</text:span></text:p>
          </draw:text-box>
        </draw:frame>
        <draw:path draw:style-name="gr2" draw:text-style-name="P2" draw:layer="layout" svg:width="2.592cm" svg:height="0.326cm" draw:transform="rotate (-3.14159265358979) translate (7.416cm 6.834cm)" svg:viewBox="0 0 2593 327" svg:d="M0 327l4-2 15-5 14-6 15-5 15-6 13-5 15-6 15-5 13-6 15-5 15-6 14-5 14-6 14-5 15-6 14-5h1l13-5 15-6 14-5c1 0 1 0 1 0l13-5 15-5 15-6 13-5 15-5 15-5 13-5 15-5h1l13-5 15-5 15-5 13-4 15-5 15-5 13-5 15-4 15-5 13-4 15-5 14-4 14-4 15-5 13-4 15-4 15-4 13-4 15-4 14-4 14-4 15-4 13-3 15-4 15-3 14-3 14-4 15-3 13-3 15-3 14-3 14-3 15-3 13-3 15-3 14-2 14-3 14-2 14-3 14-2 15-2 13-2 14-2 15-2 13-2 15-2 13-1 14-2 15-1 14-1 14-2 14-1 14-1 14-1 13-1 15-1h14l13-1 15-1h13 14 15l13-1h14 14l13 1h15 13 15l14 1 13 1h14l15 1 13 1 14 1 14 1 14 1 15 2 13 1 15 1 13 2 14 1 15 2 13 2 15 2 14 2 13 2 15 2 14 2 14 3 14 2 14 3 15 2 14 3 13 3 15 3 15 3 13 3 15 3 13 3 15 3 15 4 14 3 14 3 15 4 13 3 15 4 14 4 14 4 15 4 13 4 15 4 15 4 13 4 15 5 15 4 13 4 15 5 14 4 14 5 15 4 14 5 14 5 15 5 14 4 14 5 14 5 15 5 15 5 13 5 15 5 15 5 13 5 15 6 15 5 14 5 14 5 14 6 15 5 14 5 14 6 15 5 15 6 13 5 15 6 15 5 13 6 15 5 14 6 15 5 14 6 14 5 15 6 14 5 15-2 15-3-15-5-13-6-15-5-15-6-14-6-14-5-14-6-15-5-15-6-13-5-15-6-15-5-14-5-14-6-15-5-14-6-15-5-13-5-15-5-15-6-14-5-14-5-15-5-14-5-15-5c0-1 0-1 0-1l-15-4-14-5-14-6-15-4-14-5-15-5-13-5h-1l-14-4-15-5-14-5-15-4-14-5-14-4-15-4v-1l-15-4-13-4c-1 0-1 0-1 0l-14-4-14-4-15-4-15-4-14-4-15-4-14-4-14-4-15-3-15-4-14-3-15-4-15-3-14-3-15-4-13-3c-2 0-2 0-2 0l-14-3-14-3-14-2h-1l-14-3-15-3-14-2-15-3h-1l-14-2-14-3-15-2-15-2-14-2-15-2-15-2-14-2-15-2-15-1h-1l-14-2-14-1-14-1c0-1-2-1-2-1l-14-1h-1l-14-1-14-1-15-1h-1l-14-1-14-1c-1 0-1 0-1 0h-15l-15-1h-1-13-15-1l-14-1h-14-1-15-15-1-13l-15 1h-1-14-14-1l-15 1h-15-1l-13 1-15 1h-1l-14 1c-1 0-1 0-1 0l-14 1-14 1h-1l-15 1-1 1-14 1-14 1-15 2h-1l-14 1-15 2-13 2c-2 0-2 0-2 0l-14 2-15 2-13 2c-1 0-1 0-1 0l-15 2-15 2-14 3-14 2c-1 0-1 0-1 0l-15 3-13 2h-1l-14 3-15 3h-1l-13 2-15 3-15 3-14 3-15 4-15 3-14 3-14 4-15 3-15 4-14 3c-1 0-1 0-1 0l-13 4h-1l-14 4-15 4-14 4-15 4-15 4-13 4-15 4-15 4-14 4c0 1 0 1 0 1l-15 4-13 4-15 5-15 4-14 5-15 5-14 4-14 5-15 5-15 5-13 4h-1l-14 6-14 5-15 4v1l-15 5-14 5-14 5h-1l-14 5-14 5-15 6-15 5-13 5-15 5-15 6-13 5c-1 0-1 0-1 0l-14 6-14 5-15 5-15 6-13 5-15 6-15 5-13 6-15 5-15 6-14 6-14 5-4 1z">
          <text:p/>
        </draw:path>
        <draw:path draw:style-name="gr2" draw:text-style-name="P2" draw:layer="layout" svg:width="1.184cm" svg:height="0.321cm" draw:transform="rotate (-3.14159265358979) translate (8.61cm 6.531cm)" svg:viewBox="0 0 1185 322" svg:d="M0 322l9-1h1l15-1 14-1 14-1h1l14-1c1 0 2 0 2 0l14-2 14-1 14-1h1l15-2 15-2 14-2 15-1v-1l15-1 14-3 15-2 15-2 14-2 14-3h1l15-2 14-3 15-3 14-2h1l14-3 14-3 14-3h2l13-3 15-3 14-4 15-3 15-3 14-4 15-3v-1l15-3 14-4 14-4 15-4 14-3 15-4 15-4 14-5 14-4h1l13-4 15-4 15-5 14-4 14-5 15-4 14-5 15-5 14-4h1l13-5 15-5 14-4 15-5 14-5 14-5 15-5 15-5 14-6 15-5 14-5 14-5 15-5 15-6 13-5 15-5 14-6 15-5 14-5 14-6 15-5 15-6 13-5 15-6 15-5 14-6 14-5 14-6 15-5 15-6 13-5 15-6-15-3-15-2-14 5-15 6-14 6-14 5-15 6-14 5-15 6-13 5-15 6-15 5-13 6-15 5-15 5-14 6-14 5-15 5-14 6-14 5-14 5-15 6-15 5-13 5-15 5-15 5-13 5-15 5-15 5-14 5-14 5-14 5-15 5-14 4-14 5-15 4-14 5-14 4-15 5-13 4-15 5-15 4-13 4-15 4-15 4-13 4-15 4-14 4-14 4-15 4-13 3-15 4-14 3-14 4-15 3-15 3-13 3-15 4-13 3-15 2-15 4-13 2-14 3-15 3-14 2-14 2-14 3-14 2-15 2-13 2-14 2-15 2-13 2-15 2-14 2-13 1-15 1-13 2-15 1-14 1-14 1-14 1-13 1h-2z">
          <text:p/>
        </draw:path>
        <draw:polygon draw:style-name="gr2" draw:text-style-name="P2" draw:layer="layout" svg:width="1.247cm" svg:height="0.326cm" draw:transform="rotate (-3.14159265358979) translate (4.817cm 6.534cm)" svg:viewBox="0 0 1248 327" draw:points="1248,317 1242,317 1228,317 1215,317 1200,316 1187,315 1173,315 1158,314 1145,313 1131,312 1117,311 1103,310 1089,308 1075,307 1060,306 1046,304 1033,303 1018,301 1005,299 990,297 976,295 963,293 948,291 934,289 920,286 906,284 892,281 878,279 863,276 850,273 835,270 821,267 807,264 792,261 779,258 764,255 750,251 736,248 721,245 706,241 693,238 678,234 664,230 650,226 635,222 622,218 607,214 592,210 579,206 564,201 550,197 536,193 521,188 508,184 493,179 478,175 465,170 450,165 435,160 422,156 407,151 392,146 379,141 378,141 363,136 350,131 335,126 320,121 307,116 292,110 277,105 264,100 263,100 249,95 234,89 221,84 220,84 206,79 191,73 177,68 163,62 149,57 134,51 119,46 106,40 91,35 76,29 63,24 48,18 33,13 19,7 4,2 0,0 0,17 4,18 18,23 32,29 47,35 62,40 75,46 90,51 105,57 118,62 133,68 148,73 162,78 176,84 177,84 190,89 205,95 220,100 233,105 248,110 263,116 277,121 291,126 292,126 306,131 320,136 335,141 335,142 350,146 364,151 378,157 379,157 392,161 407,166 422,171 436,176 450,180 465,185 479,190 494,194 509,199 522,203 537,207 537,208 551,212 566,216 581,220 594,224 609,228 624,232 638,236 653,240 667,244 668,244 681,248 682,248 696,251 711,255 726,258 740,262 754,265 769,268 784,272 798,275 813,278 828,281 841,283 842,283 857,286 871,289 872,289 885,291 900,294 901,294 915,296 929,299 944,301 959,303 960,303 973,305 988,307 1002,309 1004,309 1017,311 1032,313 1046,314 1047,314 1062,316 1076,317 1090,318 1091,319 1106,320 1107,320 1121,321 1135,322 1136,322 1150,323 1151,323 1166,324 1179,325 1180,325 1195,325 1210,326 1211,326 1225,326 1239,326 1240,326 1248,327">
          <text:p/>
        </draw:polygon>
        <draw:frame draw:style-name="gr16" draw:text-style-name="P13" draw:layer="layout" svg:width="1.02cm" svg:height="0.591cm" svg:x="2.15cm" svg:y="7.753cm">
          <draw:text-box>
            <text:p text:style-name="P5"><text:span text:style-name="T2">I</text:span></text:p>
          </draw:text-box>
        </draw:frame>
        <draw:frame draw:style-name="gr16" draw:text-style-name="P13" draw:layer="layout" svg:width="1.02cm" svg:height="0.591cm" svg:x="5.55cm" svg:y="7.754cm">
          <draw:text-box>
            <text:p text:style-name="P5"><text:span text:style-name="T2">II</text:span></text:p>
          </draw:text-box>
        </draw:frame>
        <draw:frame draw:style-name="gr16" draw:text-style-name="P13" draw:layer="layout" svg:width="1.02cm" svg:height="0.591cm" svg:x="7.85cm" svg:y="7.755cm">
          <draw:text-box>
            <text:p text:style-name="P5"><text:span text:style-name="T2">III</text:span></text:p>
          </draw:text-box>
        </draw:frame>
        <draw:line draw:style-name="gr13" draw:text-style-name="P11" draw:layer="layout" svg:x1="2.272cm" svg:y1="7.753cm" svg:x2="9.079cm" svg:y2="7.753cm">
          <text:p/>
        </draw:line>
        <draw:line draw:style-name="gr13" draw:text-style-name="P11" draw:layer="layout" svg:x1="2.272cm" svg:y1="8.353cm" svg:x2="9.079cm" svg:y2="8.353cm">
          <text:p/>
        </draw:line>
        <draw:line draw:style-name="gr13" draw:text-style-name="P11" draw:layer="layout" svg:x1="2.251cm" svg:y1="11.199cm" svg:x2="9.058cm" svg:y2="11.199cm">
          <text:p/>
        </draw:line>
        <draw:line draw:style-name="gr13" draw:text-style-name="P11" draw:layer="layout" svg:x1="4.841cm" svg:y1="11.224cm" svg:x2="4.841cm" svg:y2="15.425cm">
          <text:p/>
        </draw:line>
        <draw:frame draw:style-name="gr15" draw:text-style-name="P12" draw:layer="layout" svg:width="1.037cm" svg:height="0.887cm" svg:x="8.126cm" svg:y="14.463cm">
          <draw:text-box>
            <text:p><text:span text:style-name="T2">-V1</text:span></text:p>
          </draw:text-box>
        </draw:frame>
        <draw:frame draw:style-name="gr16" draw:text-style-name="P13" draw:layer="layout" svg:width="0.809cm" svg:height="0.591cm" svg:x="5.728cm" svg:y="10.62cm">
          <draw:text-box>
            <text:p text:style-name="P5"><text:span text:style-name="T2">0</text:span></text:p>
          </draw:text-box>
        </draw:frame>
        <draw:frame draw:style-name="gr16" draw:text-style-name="P13" draw:layer="layout" svg:width="1.02cm" svg:height="0.591cm" svg:x="4.329cm" svg:y="10.62cm">
          <draw:text-box>
            <text:p text:style-name="P5"><text:span text:style-name="T2">-a</text:span></text:p>
          </draw:text-box>
        </draw:frame>
        <draw:frame draw:style-name="gr24" draw:text-style-name="P13" draw:layer="layout" svg:width="0.809cm" svg:height="0.569cm" svg:x="8.593cm" svg:y="11.221cm">
          <draw:text-box>
            <text:p text:style-name="P5"><text:span text:style-name="T2">x</text:span></text:p>
          </draw:text-box>
        </draw:frame>
        <draw:line draw:style-name="gr23" draw:text-style-name="P11" draw:layer="layout" svg:x1="4.272cm" svg:y1="15.056cm" svg:x2="5.542cm" svg:y2="15.056cm">
          <text:p/>
        </draw:line>
        <draw:custom-shape draw:style-name="gr17" draw:text-style-name="P14" draw:layer="layout" svg:width="0.242cm" svg:height="0.242cm" svg:x="4.77cm" svg:y="14.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7.441cm" svg:y1="11.224cm" svg:x2="7.441cm" svg:y2="15.214cm">
          <text:p/>
        </draw:line>
        <draw:frame draw:style-name="gr16" draw:text-style-name="P13" draw:layer="layout" svg:width="0.809cm" svg:height="0.591cm" svg:x="7.094cm" svg:y="10.622cm">
          <draw:text-box>
            <text:p text:style-name="P5"><text:span text:style-name="T2">a</text:span></text:p>
          </draw:text-box>
        </draw:frame>
        <draw:frame draw:style-name="gr16" draw:text-style-name="P13" draw:layer="layout" svg:width="1.02cm" svg:height="0.591cm" svg:x="2.151cm" svg:y="15.667cm">
          <draw:text-box>
            <text:p text:style-name="P5"><text:span text:style-name="T2">I</text:span></text:p>
          </draw:text-box>
        </draw:frame>
        <draw:frame draw:style-name="gr16" draw:text-style-name="P13" draw:layer="layout" svg:width="1.02cm" svg:height="0.591cm" svg:x="5.551cm" svg:y="15.668cm">
          <draw:text-box>
            <text:p text:style-name="P5"><text:span text:style-name="T2">III</text:span></text:p>
          </draw:text-box>
        </draw:frame>
        <draw:frame draw:style-name="gr16" draw:text-style-name="P13" draw:layer="layout" svg:width="1.02cm" svg:height="0.591cm" svg:x="7.951cm" svg:y="15.669cm">
          <draw:text-box>
            <text:p text:style-name="P5"><text:span text:style-name="T2">V</text:span></text:p>
          </draw:text-box>
        </draw:frame>
        <draw:line draw:style-name="gr13" draw:text-style-name="P11" draw:layer="layout" svg:x1="2.273cm" svg:y1="15.667cm" svg:x2="9.08cm" svg:y2="15.667cm">
          <text:p/>
        </draw:line>
        <draw:line draw:style-name="gr13" draw:text-style-name="P11" draw:layer="layout" svg:x1="2.273cm" svg:y1="16.267cm" svg:x2="9.08cm" svg:y2="16.267cm">
          <text:p/>
        </draw:line>
        <draw:line draw:style-name="gr23" draw:text-style-name="P11" draw:layer="layout" svg:x1="6.772cm" svg:y1="15.026cm" svg:x2="8.042cm" svg:y2="15.026cm">
          <text:p/>
        </draw:line>
        <draw:custom-shape draw:style-name="gr17" draw:text-style-name="P14" draw:layer="layout" svg:width="0.242cm" svg:height="0.242cm" svg:x="7.27cm" svg:y="14.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5">
          <draw:g>
            <draw:path draw:style-name="gr2" draw:text-style-name="P2" draw:layer="layout" svg:width="1.331cm" svg:height="2.136cm" draw:transform="rotate (-3.14159265358979) translate (5.54587736232473cm 15.4184649681529cm)" svg:viewBox="0 0 1332 2137" svg:d="M0 2137l2-13 8-33 7-39 8-33 7-39 7-33 8-39 7-32 7-40 8-32 8-40 7-32 7-39 7-33 8-39 7-33h1l6-33 8-39 7-33c1 0 1 0 1 0l6-32 8-33 8-39 6-33 8-32 8-33 6-33 8-32h1l6-33 8-33 8-33 6-26 8-32 8-33 7-33 7-26 8-32 7-27 7-32 7-26 8-27 7-32 7-26 8-27 7-26 7-26 8-26 7-26 7-26 8-26 7-20 7-26 8-20 7-19 7-26 8-20 7-20 7-19 8-20 7-20 8-19 6-20 8-19 7-13 7-20 8-13 7-20 7-13 8-13 6-13 7-13 8-13 7-13 8-13 6-7 7-13 8-6 7-7 8-13 7-6 7-7 7-7 7-6 7-7h8l6-6 8-7h7 7 8l6-6h7 8l6 6h8 7 7l8 7 6 6h7l8 7 7 6 7 7 7 7 7 6 8 13 7 7 8 6 6 13 7 7 8 13 7 13 7 13 8 13 6 13 8 13 7 13 7 20 8 13 7 20 8 13 7 19 6 20 8 19 8 20 6 20 8 19 7 20 8 20 7 26 7 19 8 20 7 26 7 20 8 26 7 26 7 26 8 26 6 26 8 26 8 27 7 26 7 32 8 27 7 26 7 32 8 27 7 32 7 26 8 33 7 33 8 32 7 26 7 33 7 33 8 33 8 32 6 33 8 33 8 32 6 33 8 39 8 33 7 32 7 33 7 39 8 33 7 33 7 39 8 33 8 39 6 32 8 40 8 32 7 40 7 32 7 39 8 33 7 39 8 33 7 39 7 33 8-13 8-20-8-32-7-40-7-32-8-40-7-39-7-32-8-40-7-32-8-40-7-32-7-39-8-33-7-33-7-39-8-33-7-39-8-33-7-32-7-33-8-39-7-33-7-32-8-33-7-33-8-32c0-7 0-7 0-7l-8-26-7-33-7-39-8-26-7-33-8-33-6-32h-1l-7-26-8-33-7-33-8-26-7-33-7-26-8-26v-6l-8-26-6-27c-1 0-1 0-1 0l-7-26-7-26-8-26-8-26-7-26-7-26-8-27-7-26-8-19-7-26-7-20-8-26-8-20-7-19-8-27-6-19c-1 0-1 0-1 0l-8-20-7-19-7-13h-1l-7-20-7-20-8-13-7-19h-1l-7-13-7-20-8-13-8-13-7-13-7-13-8-13-7-13-8-14-8-6-7-13-8-7-7-6c0-7-1-7-1-7l-7-6h-1l-7-7-7-6-8-7-7-6-8-7h-8l-8-6h-7-7-1l-7-7h-7-1-8-7-1-6l-8 7h-1-7-7-1l-7 6h-8l-7 7-8 6-8 7-7 6-7 7h-1l-8 6v7l-7 6-8 7-7 13h-1l-7 6-8 14-6 13c-1 0-1 0-1 0l-8 13-7 13-7 13-8 13-8 13-7 20-7 13c-1 0-1 0-1 0l-7 19-7 13h-1l-7 20-8 20-7 13-7 19-8 20-7 19-8 27-8 19-7 20-7 26-8 20-8 26-7 19-7 26-8 27-7 26-8 26-7 26-8 26-7 26-7 26-8 27-7 26c0 6 0 6 0 6l-8 26-7 26-7 33-8 26-7 33-8 33-7 26-7 32-8 33-8 33-6 26h-1l-7 39-7 33-8 26v7l-8 32-7 33-7 33h-1l-7 32-7 33-8 39-7 33-7 32-8 33-7 39-7 33c-1 0-1 0-1 0l-7 39-7 33-8 33-7 39-7 32-8 40-7 32-7 40-8 32-8 39-7 40-7 32-2 7z">
              <text:p/>
            </draw:path>
            <draw:polygon draw:style-name="gr2" draw:text-style-name="P2" draw:layer="layout" svg:width="0.608cm" svg:height="2.103cm" draw:transform="rotate (-3.14159265358979) translate (6.15913381426539cm 13.4383503184713cm)" svg:viewBox="0 0 609 2104" draw:points="0,2104 5,2098 13,2091 20,2085 27,2078 28,2078 35,2072 36,2072 43,2059 50,2052 58,2045 66,2032 73,2019 81,2006 88,2000 88,1993 96,1987 103,1967 111,1954 119,1941 126,1928 133,1908 134,1908 141,1895 148,1876 156,1856 163,1843 164,1843 171,1823 178,1804 185,1784 186,1784 193,1764 201,1745 208,1719 216,1699 223,1680 231,1653 238,1634 238,1627 246,1608 253,1581 260,1555 268,1529 275,1510 283,1483 291,1457 298,1425 305,1398 306,1398 312,1372 320,1346 328,1314 335,1287 342,1255 350,1229 357,1196 365,1163 372,1137 379,1104 387,1072 394,1046 402,1013 409,980 416,948 424,915 431,882 439,843 446,810 454,778 461,745 468,712 476,673 483,640 491,608 498,569 505,536 513,503 520,464 527,431 535,392 542,359 550,320 557,288 564,248 572,216 579,176 587,144 594,105 601,72 609,33 601,13 593,0 586,33 578,72 571,111 564,144 556,183 549,216 541,255 535,288 527,327 519,359 513,399 505,431 497,464 490,503 483,536 475,569 468,608 461,640 454,673 446,712 438,745 431,778 424,810 416,843 409,876 402,908 394,941 387,974 380,1006 372,1039 365,1072 357,1098 350,1131 343,1157 335,1189 328,1216 320,1248 314,1274 306,1307 298,1333 292,1359 284,1385 276,1412 270,1438 262,1464 255,1490 248,1516 240,1542 233,1562 225,1588 218,1608 211,1634 203,1653 196,1673 189,1693 181,1719 175,1738 167,1751 159,1778 153,1791 145,1810 138,1830 130,1843 123,1856 116,1876 109,1889 101,1902 95,1915 87,1928 80,1941 73,1954 65,1967 58,1980 51,1987 44,1993 37,2006 29,2013 22,2019 15,2026 8,2032 1,2039 0,2039">
              <text:p/>
            </draw:polygon>
            <draw:polygon draw:style-name="gr2" draw:text-style-name="P2" draw:layer="layout" svg:width="0.64cm" svg:height="2.136cm" draw:transform="rotate (-3.14159265358979) translate (4.21099166836009cm 13.4579554140127cm)" svg:viewBox="0 0 641 2137" draw:points="641,2072 638,2072 631,2072 624,2072 616,2065 610,2059 602,2059 595,2052 588,2045 581,2039 574,2032 567,2026 559,2013 552,2006 544,2000 537,1987 531,1980 523,1967 516,1954 508,1941 501,1928 495,1915 487,1902 480,1889 473,1869 465,1856 458,1836 451,1823 443,1804 437,1784 429,1764 422,1745 414,1725 407,1706 400,1686 392,1666 385,1640 378,1621 370,1601 363,1575 356,1555 348,1529 341,1503 334,1477 326,1451 319,1425 312,1398 304,1372 297,1346 290,1314 282,1287 275,1261 268,1229 261,1202 253,1170 246,1144 239,1111 231,1078 223,1046 217,1019 209,987 201,954 195,921 194,921 186,889 180,856 172,823 164,791 158,758 150,719 142,686 136,654 135,654 128,621 120,582 114,549 113,549 106,516 98,477 91,444 84,405 77,372 69,333 61,301 54,261 47,229 39,190 32,157 25,118 17,85 10,46 2,13 0,0 0,111 2,118 9,150 16,190 24,229 32,261 39,301 46,333 54,372 61,405 68,444 76,477 83,510 90,549 91,549 98,582 105,621 113,654 120,686 127,719 135,758 142,791 149,823 150,823 157,856 164,889 172,921 172,928 180,954 187,987 194,1026 195,1026 201,1052 209,1085 217,1117 224,1150 231,1176 239,1209 246,1242 254,1268 261,1300 268,1327 276,1353 276,1359 283,1385 291,1412 298,1438 305,1464 313,1490 320,1516 328,1542 335,1568 343,1595 343,1595 350,1621 350,1621 357,1640 365,1666 373,1686 380,1712 387,1732 395,1751 403,1778 410,1797 418,1817 425,1836 432,1849 432,1849 440,1869 447,1889 448,1889 455,1902 462,1921 463,1921 470,1934 477,1954 485,1967 493,1980 493,1980 500,1993 507,2006 515,2019 516,2019 522,2032 530,2045 537,2052 538,2052 545,2065 553,2072 560,2078 560,2085 568,2091 569,2091 576,2098 583,2104 583,2104 591,2111 591,2111 599,2117 606,2124 606,2124 614,2124 621,2130 622,2130 629,2130 636,2130 637,2130 641,2137">
              <text:p/>
            </draw:polygon>
          </draw:g>
          <draw:g>
            <draw:path draw:style-name="gr2" draw:text-style-name="P2" draw:layer="layout" svg:width="1.331cm" svg:height="2.136cm" draw:transform="rotate (-3.14159265358979) translate (8.01174354805934cm 15.425cm)" svg:viewBox="0 0 1332 2137" svg:d="M0 2137l2-13 8-33 7-39 8-33 7-39 7-33 8-39 7-32 7-40 8-32 8-40 7-32 7-39 7-33 8-39 7-33h1l6-33 8-39 7-33c1 0 1 0 1 0l6-32 8-33 8-39 6-33 8-32 8-33 6-33 8-32h1l6-33 8-33 8-33 6-26 8-32 8-33 7-33 7-26 8-32 7-27 7-32 7-26 8-27 7-32 7-26 8-27 7-26 7-26 8-26 7-26 7-26 8-26 7-20 7-26 8-20 7-19 7-26 8-20 7-20 7-19 8-20 7-20 8-19 6-20 8-19 7-13 7-20 8-13 7-20 7-13 8-13 6-13 7-13 8-13 7-13 8-13 6-7 7-13 8-6 7-7 8-13 7-6 7-7 7-7 7-6 7-7h8l6-6 8-7h7 7 8l6-6h7 8l6 6h8 7 7l8 7 6 6h7l8 7 7 6 7 7 7 7 7 6 8 13 7 7 8 6 6 13 7 7 8 13 7 13 7 13 8 13 6 13 8 13 7 13 7 20 8 13 7 20 8 13 7 19 6 20 8 19 8 20 6 20 8 19 7 20 8 20 7 26 7 19 8 20 7 26 7 20 8 26 7 26 7 26 8 26 6 26 8 26 8 27 7 26 7 32 8 27 7 26 7 32 8 27 7 32 7 26 8 33 7 33 8 32 7 26 7 33 7 33 8 33 8 32 6 33 8 33 8 32 6 33 8 39 8 33 7 32 7 33 7 39 8 33 7 33 7 39 8 33 8 39 6 32 8 40 8 32 7 40 7 32 7 39 8 33 7 39 8 33 7 39 7 33 8-13 8-20-8-32-7-40-7-32-8-40-7-39-7-32-8-40-7-32-8-40-7-32-7-39-8-33-7-33-7-39-8-33-7-39-8-33-7-32-7-33-8-39-7-33-7-32-8-33-7-33-8-32c0-7 0-7 0-7l-8-26-7-33-7-39-8-26-7-33-8-33-6-32h-1l-7-26-8-33-7-33-8-26-7-33-7-26-8-26v-6l-8-26-6-27c-1 0-1 0-1 0l-7-26-7-26-8-26-8-26-7-26-7-26-8-27-7-26-8-19-7-26-7-20-8-26-8-20-7-19-8-27-6-19c-1 0-1 0-1 0l-8-20-7-19-7-13h-1l-7-20-7-20-8-13-7-19h-1l-7-13-7-20-8-13-8-13-7-13-7-13-8-13-7-13-8-14-8-6-7-13-8-7-7-6c0-7-1-7-1-7l-7-6h-1l-7-7-7-6-8-7-7-6-8-7h-8l-8-6h-7-7-1l-7-7h-7-1-8-7-1-6l-8 7h-1-7-7-1l-7 6h-8l-7 7-8 6-8 7-7 6-7 7h-1l-8 6v7l-7 6-8 7-7 13h-1l-7 6-8 14-6 13c-1 0-1 0-1 0l-8 13-7 13-7 13-8 13-8 13-7 20-7 13c-1 0-1 0-1 0l-7 19-7 13h-1l-7 20-8 20-7 13-7 19-8 20-7 19-8 27-8 19-7 20-7 26-8 20-8 26-7 19-7 26-8 27-7 26-8 26-7 26-8 26-7 26-7 26-8 27-7 26c0 6 0 6 0 6l-8 26-7 26-7 33-8 26-7 33-8 33-7 26-7 32-8 33-8 33-6 26h-1l-7 39-7 33-8 26v7l-8 32-7 33-7 33h-1l-7 32-7 33-8 39-7 33-7 32-8 33-7 39-7 33c-1 0-1 0-1 0l-7 39-7 33-8 33-7 39-7 32-8 40-7 32-7 40-8 32-8 39-7 40-7 32-2 7z">
              <text:p/>
            </draw:path>
            <draw:polygon draw:style-name="gr2" draw:text-style-name="P2" draw:layer="layout" svg:width="0.608cm" svg:height="2.103cm" draw:transform="rotate (-3.14159265358979) translate (8.625cm 13.4448853503185cm)" svg:viewBox="0 0 609 2104" draw:points="0,2104 5,2098 13,2091 20,2085 27,2078 28,2078 35,2072 36,2072 43,2059 50,2052 58,2045 66,2032 73,2019 81,2006 88,2000 88,1993 96,1987 103,1967 111,1954 119,1941 126,1928 133,1908 134,1908 141,1895 148,1876 156,1856 163,1843 164,1843 171,1823 178,1804 185,1784 186,1784 193,1764 201,1745 208,1719 216,1699 223,1680 231,1653 238,1634 238,1627 246,1608 253,1581 260,1555 268,1529 275,1510 283,1483 291,1457 298,1425 305,1398 306,1398 312,1372 320,1346 328,1314 335,1287 342,1255 350,1229 357,1196 365,1163 372,1137 379,1104 387,1072 394,1046 402,1013 409,980 416,948 424,915 431,882 439,843 446,810 454,778 461,745 468,712 476,673 483,640 491,608 498,569 505,536 513,503 520,464 527,431 535,392 542,359 550,320 557,288 564,248 572,216 579,176 587,144 594,105 601,72 609,33 601,13 593,0 586,33 578,72 571,111 564,144 556,183 549,216 541,255 535,288 527,327 519,359 513,399 505,431 497,464 490,503 483,536 475,569 468,608 461,640 454,673 446,712 438,745 431,778 424,810 416,843 409,876 402,908 394,941 387,974 380,1006 372,1039 365,1072 357,1098 350,1131 343,1157 335,1189 328,1216 320,1248 314,1274 306,1307 298,1333 292,1359 284,1385 276,1412 270,1438 262,1464 255,1490 248,1516 240,1542 233,1562 225,1588 218,1608 211,1634 203,1653 196,1673 189,1693 181,1719 175,1738 167,1751 159,1778 153,1791 145,1810 138,1830 130,1843 123,1856 116,1876 109,1889 101,1902 95,1915 87,1928 80,1941 73,1954 65,1967 58,1980 51,1987 44,1993 37,2006 29,2013 22,2019 15,2026 8,2032 1,2039 0,2039">
              <text:p/>
            </draw:polygon>
            <draw:polygon draw:style-name="gr2" draw:text-style-name="P2" draw:layer="layout" svg:width="0.64cm" svg:height="2.136cm" draw:transform="rotate (-3.14159265358979) translate (6.6768578540947cm 13.4644904458599cm)" svg:viewBox="0 0 641 2137" draw:points="641,2072 638,2072 631,2072 624,2072 616,2065 610,2059 602,2059 595,2052 588,2045 581,2039 574,2032 567,2026 559,2013 552,2006 544,2000 537,1987 531,1980 523,1967 516,1954 508,1941 501,1928 495,1915 487,1902 480,1889 473,1869 465,1856 458,1836 451,1823 443,1804 437,1784 429,1764 422,1745 414,1725 407,1706 400,1686 392,1666 385,1640 378,1621 370,1601 363,1575 356,1555 348,1529 341,1503 334,1477 326,1451 319,1425 312,1398 304,1372 297,1346 290,1314 282,1287 275,1261 268,1229 261,1202 253,1170 246,1144 239,1111 231,1078 223,1046 217,1019 209,987 201,954 195,921 194,921 186,889 180,856 172,823 164,791 158,758 150,719 142,686 136,654 135,654 128,621 120,582 114,549 113,549 106,516 98,477 91,444 84,405 77,372 69,333 61,301 54,261 47,229 39,190 32,157 25,118 17,85 10,46 2,13 0,0 0,111 2,118 9,150 16,190 24,229 32,261 39,301 46,333 54,372 61,405 68,444 76,477 83,510 90,549 91,549 98,582 105,621 113,654 120,686 127,719 135,758 142,791 149,823 150,823 157,856 164,889 172,921 172,928 180,954 187,987 194,1026 195,1026 201,1052 209,1085 217,1117 224,1150 231,1176 239,1209 246,1242 254,1268 261,1300 268,1327 276,1353 276,1359 283,1385 291,1412 298,1438 305,1464 313,1490 320,1516 328,1542 335,1568 343,1595 343,1595 350,1621 350,1621 357,1640 365,1666 373,1686 380,1712 387,1732 395,1751 403,1778 410,1797 418,1817 425,1836 432,1849 432,1849 440,1869 447,1889 448,1889 455,1902 462,1921 463,1921 470,1934 477,1954 485,1967 493,1980 493,1980 500,1993 507,2006 515,2019 516,2019 522,2032 530,2045 537,2052 538,2052 545,2065 553,2072 560,2078 560,2085 568,2091 569,2091 576,2098 583,2104 583,2104 591,2111 591,2111 599,2117 606,2124 606,2124 614,2124 621,2130 622,2130 629,2130 636,2130 637,2130 641,2137">
              <text:p/>
            </draw:polygon>
          </draw:g>
        </draw:g>
        <draw:frame draw:style-name="gr16" draw:text-style-name="P13" draw:layer="layout" svg:width="1.02cm" svg:height="0.591cm" svg:x="4.351cm" svg:y="15.668cm">
          <draw:text-box>
            <text:p text:style-name="P5"><text:span text:style-name="T2">II</text:span></text:p>
          </draw:text-box>
        </draw:frame>
        <draw:frame draw:style-name="gr16" draw:text-style-name="P13" draw:layer="layout" svg:width="1.02cm" svg:height="0.591cm" svg:x="6.851cm" svg:y="15.669cm">
          <draw:text-box>
            <text:p text:style-name="P5"><text:span text:style-name="T2">IV</text:span></text:p>
          </draw:text-box>
        </draw:frame>
        <draw:line draw:style-name="gr13" draw:text-style-name="P11" draw:layer="layout" svg:x1="2.252cm" svg:y1="18.813cm" svg:x2="9.059cm" svg:y2="18.813cm">
          <text:p/>
        </draw:line>
        <draw:line draw:style-name="gr13" draw:text-style-name="P11" draw:layer="layout" svg:x1="6.042cm" svg:y1="18.838cm" svg:x2="6.042cm" svg:y2="23.039cm">
          <text:p/>
        </draw:line>
        <draw:frame draw:style-name="gr15" draw:text-style-name="P12" draw:layer="layout" svg:width="1.037cm" svg:height="0.887cm" svg:x="8.127cm" svg:y="22.077cm">
          <draw:text-box>
            <text:p><text:span text:style-name="T2">-V1</text:span></text:p>
          </draw:text-box>
        </draw:frame>
        <draw:frame draw:style-name="gr16" draw:text-style-name="P13" draw:layer="layout" svg:width="0.809cm" svg:height="0.591cm" svg:x="5.629cm" svg:y="18.234cm">
          <draw:text-box>
            <text:p text:style-name="P5"><text:span text:style-name="T2">0</text:span></text:p>
          </draw:text-box>
        </draw:frame>
        <draw:frame draw:style-name="gr24" draw:text-style-name="P13" draw:layer="layout" svg:width="0.809cm" svg:height="0.569cm" svg:x="8.594cm" svg:y="18.835cm">
          <draw:text-box>
            <text:p text:style-name="P5"><text:span text:style-name="T2">x</text:span></text:p>
          </draw:text-box>
        </draw:frame>
        <draw:line draw:style-name="gr23" draw:text-style-name="P11" draw:layer="layout" svg:x1="5.473cm" svg:y1="22.67cm" svg:x2="6.743cm" svg:y2="22.67cm">
          <text:p/>
        </draw:line>
        <draw:custom-shape draw:style-name="gr17" draw:text-style-name="P14" draw:layer="layout" svg:width="0.242cm" svg:height="0.242cm" svg:x="5.971cm" svg:y="2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1.02cm" svg:height="0.591cm" svg:x="2.152cm" svg:y="23.281cm">
          <draw:text-box>
            <text:p text:style-name="P5"><text:span text:style-name="T2">I</text:span></text:p>
          </draw:text-box>
        </draw:frame>
        <draw:frame draw:style-name="gr16" draw:text-style-name="P13" draw:layer="layout" svg:width="1.02cm" svg:height="0.591cm" svg:x="8.052cm" svg:y="23.282cm">
          <draw:text-box>
            <text:p text:style-name="P5"><text:span text:style-name="T2">III</text:span></text:p>
          </draw:text-box>
        </draw:frame>
        <draw:line draw:style-name="gr13" draw:text-style-name="P11" draw:layer="layout" svg:x1="2.274cm" svg:y1="23.281cm" svg:x2="9.081cm" svg:y2="23.281cm">
          <text:p/>
        </draw:line>
        <draw:line draw:style-name="gr13" draw:text-style-name="P11" draw:layer="layout" svg:x1="2.274cm" svg:y1="23.881cm" svg:x2="9.081cm" svg:y2="23.881cm">
          <text:p/>
        </draw:line>
        <draw:g>
          <draw:path draw:style-name="gr2" draw:text-style-name="P2" draw:layer="layout" svg:width="1.331cm" svg:height="2.136cm" draw:transform="rotate (-3.14159265358979) translate (6.74687736232473cm 23.0324649681529cm)" svg:viewBox="0 0 1332 2137" svg:d="M0 2137l2-13 8-33 7-39 8-33 7-39 7-33 8-39 7-32 7-40 8-32 8-40 7-32 7-39 7-33 8-39 7-33h1l6-33 8-39 7-33c1 0 1 0 1 0l6-32 8-33 8-39 6-33 8-32 8-33 6-33 8-32h1l6-33 8-33 8-33 6-26 8-32 8-33 7-33 7-26 8-32 7-27 7-32 7-26 8-27 7-32 7-26 8-27 7-26 7-26 8-26 7-26 7-26 8-26 7-20 7-26 8-20 7-19 7-26 8-20 7-20 7-19 8-20 7-20 8-19 6-20 8-19 7-13 7-20 8-13 7-20 7-13 8-13 6-13 7-13 8-13 7-13 8-13 6-7 7-13 8-6 7-7 8-13 7-6 7-7 7-7 7-6 7-7h8l6-6 8-7h7 7 8l6-6h7 8l6 6h8 7 7l8 7 6 6h7l8 7 7 6 7 7 7 7 7 6 8 13 7 7 8 6 6 13 7 7 8 13 7 13 7 13 8 13 6 13 8 13 7 13 7 20 8 13 7 20 8 13 7 19 6 20 8 19 8 20 6 20 8 19 7 20 8 20 7 26 7 19 8 20 7 26 7 20 8 26 7 26 7 26 8 26 6 26 8 26 8 27 7 26 7 32 8 27 7 26 7 32 8 27 7 32 7 26 8 33 7 33 8 32 7 26 7 33 7 33 8 33 8 32 6 33 8 33 8 32 6 33 8 39 8 33 7 32 7 33 7 39 8 33 7 33 7 39 8 33 8 39 6 32 8 40 8 32 7 40 7 32 7 39 8 33 7 39 8 33 7 39 7 33 8-13 8-20-8-32-7-40-7-32-8-40-7-39-7-32-8-40-7-32-8-40-7-32-7-39-8-33-7-33-7-39-8-33-7-39-8-33-7-32-7-33-8-39-7-33-7-32-8-33-7-33-8-32c0-7 0-7 0-7l-8-26-7-33-7-39-8-26-7-33-8-33-6-32h-1l-7-26-8-33-7-33-8-26-7-33-7-26-8-26v-6l-8-26-6-27c-1 0-1 0-1 0l-7-26-7-26-8-26-8-26-7-26-7-26-8-27-7-26-8-19-7-26-7-20-8-26-8-20-7-19-8-27-6-19c-1 0-1 0-1 0l-8-20-7-19-7-13h-1l-7-20-7-20-8-13-7-19h-1l-7-13-7-20-8-13-8-13-7-13-7-13-8-13-7-13-8-14-8-6-7-13-8-7-7-6c0-7-1-7-1-7l-7-6h-1l-7-7-7-6-8-7-7-6-8-7h-8l-8-6h-7-7-1l-7-7h-7-1-8-7-1-6l-8 7h-1-7-7-1l-7 6h-8l-7 7-8 6-8 7-7 6-7 7h-1l-8 6v7l-7 6-8 7-7 13h-1l-7 6-8 14-6 13c-1 0-1 0-1 0l-8 13-7 13-7 13-8 13-8 13-7 20-7 13c-1 0-1 0-1 0l-7 19-7 13h-1l-7 20-8 20-7 13-7 19-8 20-7 19-8 27-8 19-7 20-7 26-8 20-8 26-7 19-7 26-8 27-7 26-8 26-7 26-8 26-7 26-7 26-8 27-7 26c0 6 0 6 0 6l-8 26-7 26-7 33-8 26-7 33-8 33-7 26-7 32-8 33-8 33-6 26h-1l-7 39-7 33-8 26v7l-8 32-7 33-7 33h-1l-7 32-7 33-8 39-7 33-7 32-8 33-7 39-7 33c-1 0-1 0-1 0l-7 39-7 33-8 33-7 39-7 32-8 40-7 32-7 40-8 32-8 39-7 40-7 32-2 7z">
            <text:p/>
          </draw:path>
          <draw:polygon draw:style-name="gr2" draw:text-style-name="P2" draw:layer="layout" svg:width="0.608cm" svg:height="2.103cm" draw:transform="rotate (-3.14159265358979) translate (7.36013381426539cm 21.0523503184713cm)" svg:viewBox="0 0 609 2104" draw:points="0,2104 5,2098 13,2091 20,2085 27,2078 28,2078 35,2072 36,2072 43,2059 50,2052 58,2045 66,2032 73,2019 81,2006 88,2000 88,1993 96,1987 103,1967 111,1954 119,1941 126,1928 133,1908 134,1908 141,1895 148,1876 156,1856 163,1843 164,1843 171,1823 178,1804 185,1784 186,1784 193,1764 201,1745 208,1719 216,1699 223,1680 231,1653 238,1634 238,1627 246,1608 253,1581 260,1555 268,1529 275,1510 283,1483 291,1457 298,1425 305,1398 306,1398 312,1372 320,1346 328,1314 335,1287 342,1255 350,1229 357,1196 365,1163 372,1137 379,1104 387,1072 394,1046 402,1013 409,980 416,948 424,915 431,882 439,843 446,810 454,778 461,745 468,712 476,673 483,640 491,608 498,569 505,536 513,503 520,464 527,431 535,392 542,359 550,320 557,288 564,248 572,216 579,176 587,144 594,105 601,72 609,33 601,13 593,0 586,33 578,72 571,111 564,144 556,183 549,216 541,255 535,288 527,327 519,359 513,399 505,431 497,464 490,503 483,536 475,569 468,608 461,640 454,673 446,712 438,745 431,778 424,810 416,843 409,876 402,908 394,941 387,974 380,1006 372,1039 365,1072 357,1098 350,1131 343,1157 335,1189 328,1216 320,1248 314,1274 306,1307 298,1333 292,1359 284,1385 276,1412 270,1438 262,1464 255,1490 248,1516 240,1542 233,1562 225,1588 218,1608 211,1634 203,1653 196,1673 189,1693 181,1719 175,1738 167,1751 159,1778 153,1791 145,1810 138,1830 130,1843 123,1856 116,1876 109,1889 101,1902 95,1915 87,1928 80,1941 73,1954 65,1967 58,1980 51,1987 44,1993 37,2006 29,2013 22,2019 15,2026 8,2032 1,2039 0,2039">
            <text:p/>
          </draw:polygon>
          <draw:polygon draw:style-name="gr2" draw:text-style-name="P2" draw:layer="layout" svg:width="0.64cm" svg:height="2.136cm" draw:transform="rotate (-3.14159265358979) translate (5.41199166836009cm 21.0719554140127cm)" svg:viewBox="0 0 641 2137" draw:points="641,2072 638,2072 631,2072 624,2072 616,2065 610,2059 602,2059 595,2052 588,2045 581,2039 574,2032 567,2026 559,2013 552,2006 544,2000 537,1987 531,1980 523,1967 516,1954 508,1941 501,1928 495,1915 487,1902 480,1889 473,1869 465,1856 458,1836 451,1823 443,1804 437,1784 429,1764 422,1745 414,1725 407,1706 400,1686 392,1666 385,1640 378,1621 370,1601 363,1575 356,1555 348,1529 341,1503 334,1477 326,1451 319,1425 312,1398 304,1372 297,1346 290,1314 282,1287 275,1261 268,1229 261,1202 253,1170 246,1144 239,1111 231,1078 223,1046 217,1019 209,987 201,954 195,921 194,921 186,889 180,856 172,823 164,791 158,758 150,719 142,686 136,654 135,654 128,621 120,582 114,549 113,549 106,516 98,477 91,444 84,405 77,372 69,333 61,301 54,261 47,229 39,190 32,157 25,118 17,85 10,46 2,13 0,0 0,111 2,118 9,150 16,190 24,229 32,261 39,301 46,333 54,372 61,405 68,444 76,477 83,510 90,549 91,549 98,582 105,621 113,654 120,686 127,719 135,758 142,791 149,823 150,823 157,856 164,889 172,921 172,928 180,954 187,987 194,1026 195,1026 201,1052 209,1085 217,1117 224,1150 231,1176 239,1209 246,1242 254,1268 261,1300 268,1327 276,1353 276,1359 283,1385 291,1412 298,1438 305,1464 313,1490 320,1516 328,1542 335,1568 343,1595 343,1595 350,1621 350,1621 357,1640 365,1666 373,1686 380,1712 387,1732 395,1751 403,1778 410,1797 418,1817 425,1836 432,1849 432,1849 440,1869 447,1889 448,1889 455,1902 462,1921 463,1921 470,1934 477,1954 485,1967 493,1980 493,1980 500,1993 507,2006 515,2019 516,2019 522,2032 530,2045 537,2052 538,2052 545,2065 553,2072 560,2078 560,2085 568,2091 569,2091 576,2098 583,2104 583,2104 591,2111 591,2111 599,2117 606,2124 606,2124 614,2124 621,2130 622,2130 629,2130 636,2130 637,2130 641,2137">
            <text:p/>
          </draw:polygon>
        </draw:g>
        <draw:frame draw:style-name="gr16" draw:text-style-name="P13" draw:layer="layout" svg:width="1.02cm" svg:height="0.591cm" svg:x="5.552cm" svg:y="23.282cm">
          <draw:text-box>
            <text:p text:style-name="P5"><text:span text:style-name="T2">II</text:span></text:p>
          </draw:text-box>
        </draw:frame>
        <draw:line draw:style-name="gr13" draw:text-style-name="P11" draw:layer="layout" svg:x1="12.453cm" svg:y1="18.827cm" svg:x2="19.26cm" svg:y2="18.827cm">
          <text:p/>
        </draw:line>
        <draw:line draw:style-name="gr13" draw:text-style-name="P11" draw:layer="layout" svg:x1="16.243cm" svg:y1="16.731cm" svg:x2="16.243cm" svg:y2="23.053cm">
          <text:p/>
        </draw:line>
        <draw:frame draw:style-name="gr15" draw:text-style-name="P12" draw:layer="layout" svg:width="1.037cm" svg:height="0.887cm" svg:x="18.328cm" svg:y="22.091cm">
          <draw:text-box>
            <text:p><text:span text:style-name="T2">-V1</text:span></text:p>
          </draw:text-box>
        </draw:frame>
        <draw:frame draw:style-name="gr16" draw:text-style-name="P13" draw:layer="layout" svg:width="0.809cm" svg:height="0.591cm" svg:x="16.03cm" svg:y="18.248cm">
          <draw:text-box>
            <text:p text:style-name="P5"><text:span text:style-name="T2">0</text:span></text:p>
          </draw:text-box>
        </draw:frame>
        <draw:frame draw:style-name="gr24" draw:text-style-name="P13" draw:layer="layout" svg:width="0.809cm" svg:height="0.569cm" svg:x="18.795cm" svg:y="18.849cm">
          <draw:text-box>
            <text:p text:style-name="P5"><text:span text:style-name="T2">x</text:span></text:p>
          </draw:text-box>
        </draw:frame>
        <draw:line draw:style-name="gr26" draw:text-style-name="P11" draw:layer="layout" svg:x1="12.374cm" svg:y1="17.884cm" svg:x2="13.644cm" svg:y2="17.884cm">
          <text:p/>
        </draw:line>
        <draw:custom-shape draw:style-name="gr17" draw:text-style-name="P14" draw:layer="layout" svg:width="0.242cm" svg:height="0.242cm" svg:x="12.872cm" svg:y="17.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3" draw:layer="layout" svg:width="1.02cm" svg:height="0.591cm" svg:x="12.353cm" svg:y="23.295cm">
          <draw:text-box>
            <text:p text:style-name="P5"><text:span text:style-name="T2">I</text:span></text:p>
          </draw:text-box>
        </draw:frame>
        <draw:frame draw:style-name="gr16" draw:text-style-name="P13" draw:layer="layout" svg:width="1.02cm" svg:height="0.591cm" svg:x="18.253cm" svg:y="23.296cm">
          <draw:text-box>
            <text:p text:style-name="P5"><text:span text:style-name="T2">III</text:span></text:p>
          </draw:text-box>
        </draw:frame>
        <draw:line draw:style-name="gr13" draw:text-style-name="P11" draw:layer="layout" svg:x1="12.475cm" svg:y1="23.295cm" svg:x2="19.282cm" svg:y2="23.295cm">
          <text:p/>
        </draw:line>
        <draw:line draw:style-name="gr13" draw:text-style-name="P11" draw:layer="layout" svg:x1="12.475cm" svg:y1="23.895cm" svg:x2="19.282cm" svg:y2="23.895cm">
          <text:p/>
        </draw:line>
        <draw:path draw:style-name="gr2" draw:text-style-name="P2" draw:layer="layout" svg:width="1.331cm" svg:height="2.136cm" draw:transform="rotate (-3.14159265358979) translate (16.9478773623247cm 23.0464649681529cm)" svg:viewBox="0 0 1332 2137" svg:d="M0 2137l2-13 8-33 7-39 8-33 7-39 7-33 8-39 7-32 7-40 8-32 8-40 7-32 7-39 7-33 8-39 7-33h1l6-33 8-39 7-33c1 0 1 0 1 0l6-32 8-33 8-39 6-33 8-32 8-33 6-33 8-32h1l6-33 8-33 8-33 6-26 8-32 8-33 7-33 7-26 8-32 7-27 7-32 7-26 8-27 7-32 7-26 8-27 7-26 7-26 8-26 7-26 7-26 8-26 7-20 7-26 8-20 7-19 7-26 8-20 7-20 7-19 8-20 7-20 8-19 6-20 8-19 7-13 7-20 8-13 7-20 7-13 8-13 6-13 7-13 8-13 7-13 8-13 6-7 7-13 8-6 7-7 8-13 7-6 7-7 7-7 7-6 7-7h8l6-6 8-7h7 7 8l6-6h7 8l6 6h8 7 7l8 7 6 6h7l8 7 7 6 7 7 7 7 7 6 8 13 7 7 8 6 6 13 7 7 8 13 7 13 7 13 8 13 6 13 8 13 7 13 7 20 8 13 7 20 8 13 7 19 6 20 8 19 8 20 6 20 8 19 7 20 8 20 7 26 7 19 8 20 7 26 7 20 8 26 7 26 7 26 8 26 6 26 8 26 8 27 7 26 7 32 8 27 7 26 7 32 8 27 7 32 7 26 8 33 7 33 8 32 7 26 7 33 7 33 8 33 8 32 6 33 8 33 8 32 6 33 8 39 8 33 7 32 7 33 7 39 8 33 7 33 7 39 8 33 8 39 6 32 8 40 8 32 7 40 7 32 7 39 8 33 7 39 8 33 7 39 7 33 8-13 8-20-8-32-7-40-7-32-8-40-7-39-7-32-8-40-7-32-8-40-7-32-7-39-8-33-7-33-7-39-8-33-7-39-8-33-7-32-7-33-8-39-7-33-7-32-8-33-7-33-8-32c0-7 0-7 0-7l-8-26-7-33-7-39-8-26-7-33-8-33-6-32h-1l-7-26-8-33-7-33-8-26-7-33-7-26-8-26v-6l-8-26-6-27c-1 0-1 0-1 0l-7-26-7-26-8-26-8-26-7-26-7-26-8-27-7-26-8-19-7-26-7-20-8-26-8-20-7-19-8-27-6-19c-1 0-1 0-1 0l-8-20-7-19-7-13h-1l-7-20-7-20-8-13-7-19h-1l-7-13-7-20-8-13-8-13-7-13-7-13-8-13-7-13-8-14-8-6-7-13-8-7-7-6c0-7-1-7-1-7l-7-6h-1l-7-7-7-6-8-7-7-6-8-7h-8l-8-6h-7-7-1l-7-7h-7-1-8-7-1-6l-8 7h-1-7-7-1l-7 6h-8l-7 7-8 6-8 7-7 6-7 7h-1l-8 6v7l-7 6-8 7-7 13h-1l-7 6-8 14-6 13c-1 0-1 0-1 0l-8 13-7 13-7 13-8 13-8 13-7 20-7 13c-1 0-1 0-1 0l-7 19-7 13h-1l-7 20-8 20-7 13-7 19-8 20-7 19-8 27-8 19-7 20-7 26-8 20-8 26-7 19-7 26-8 27-7 26-8 26-7 26-8 26-7 26-7 26-8 27-7 26c0 6 0 6 0 6l-8 26-7 26-7 33-8 26-7 33-8 33-7 26-7 32-8 33-8 33-6 26h-1l-7 39-7 33-8 26v7l-8 32-7 33-7 33h-1l-7 32-7 33-8 39-7 33-7 32-8 33-7 39-7 33c-1 0-1 0-1 0l-7 39-7 33-8 33-7 39-7 32-8 40-7 32-7 40-8 32-8 39-7 40-7 32-2 7z">
          <text:p/>
        </draw:path>
        <draw:polygon draw:style-name="gr2" draw:text-style-name="P2" draw:layer="layout" svg:width="0.608cm" svg:height="2.103cm" draw:transform="rotate (-3.14159265358979) translate (17.5611338142654cm 21.0663503184713cm)" svg:viewBox="0 0 609 2104" draw:points="0,2104 5,2098 13,2091 20,2085 27,2078 28,2078 35,2072 36,2072 43,2059 50,2052 58,2045 66,2032 73,2019 81,2006 88,2000 88,1993 96,1987 103,1967 111,1954 119,1941 126,1928 133,1908 134,1908 141,1895 148,1876 156,1856 163,1843 164,1843 171,1823 178,1804 185,1784 186,1784 193,1764 201,1745 208,1719 216,1699 223,1680 231,1653 238,1634 238,1627 246,1608 253,1581 260,1555 268,1529 275,1510 283,1483 291,1457 298,1425 305,1398 306,1398 312,1372 320,1346 328,1314 335,1287 342,1255 350,1229 357,1196 365,1163 372,1137 379,1104 387,1072 394,1046 402,1013 409,980 416,948 424,915 431,882 439,843 446,810 454,778 461,745 468,712 476,673 483,640 491,608 498,569 505,536 513,503 520,464 527,431 535,392 542,359 550,320 557,288 564,248 572,216 579,176 587,144 594,105 601,72 609,33 601,13 593,0 586,33 578,72 571,111 564,144 556,183 549,216 541,255 535,288 527,327 519,359 513,399 505,431 497,464 490,503 483,536 475,569 468,608 461,640 454,673 446,712 438,745 431,778 424,810 416,843 409,876 402,908 394,941 387,974 380,1006 372,1039 365,1072 357,1098 350,1131 343,1157 335,1189 328,1216 320,1248 314,1274 306,1307 298,1333 292,1359 284,1385 276,1412 270,1438 262,1464 255,1490 248,1516 240,1542 233,1562 225,1588 218,1608 211,1634 203,1653 196,1673 189,1693 181,1719 175,1738 167,1751 159,1778 153,1791 145,1810 138,1830 130,1843 123,1856 116,1876 109,1889 101,1902 95,1915 87,1928 80,1941 73,1954 65,1967 58,1980 51,1987 44,1993 37,2006 29,2013 22,2019 15,2026 8,2032 1,2039 0,2039">
          <text:p/>
        </draw:polygon>
        <draw:polygon draw:style-name="gr2" draw:text-style-name="P2" draw:layer="layout" svg:width="0.64cm" svg:height="2.136cm" draw:transform="rotate (-3.14159265358979) translate (15.6129916683601cm 21.0859554140127cm)" svg:viewBox="0 0 641 2137" draw:points="641,2072 638,2072 631,2072 624,2072 616,2065 610,2059 602,2059 595,2052 588,2045 581,2039 574,2032 567,2026 559,2013 552,2006 544,2000 537,1987 531,1980 523,1967 516,1954 508,1941 501,1928 495,1915 487,1902 480,1889 473,1869 465,1856 458,1836 451,1823 443,1804 437,1784 429,1764 422,1745 414,1725 407,1706 400,1686 392,1666 385,1640 378,1621 370,1601 363,1575 356,1555 348,1529 341,1503 334,1477 326,1451 319,1425 312,1398 304,1372 297,1346 290,1314 282,1287 275,1261 268,1229 261,1202 253,1170 246,1144 239,1111 231,1078 223,1046 217,1019 209,987 201,954 195,921 194,921 186,889 180,856 172,823 164,791 158,758 150,719 142,686 136,654 135,654 128,621 120,582 114,549 113,549 106,516 98,477 91,444 84,405 77,372 69,333 61,301 54,261 47,229 39,190 32,157 25,118 17,85 10,46 2,13 0,0 0,111 2,118 9,150 16,190 24,229 32,261 39,301 46,333 54,372 61,405 68,444 76,477 83,510 90,549 91,549 98,582 105,621 113,654 120,686 127,719 135,758 142,791 149,823 150,823 157,856 164,889 172,921 172,928 180,954 187,987 194,1026 195,1026 201,1052 209,1085 217,1117 224,1150 231,1176 239,1209 246,1242 254,1268 261,1300 268,1327 276,1353 276,1359 283,1385 291,1412 298,1438 305,1464 313,1490 320,1516 328,1542 335,1568 343,1595 343,1595 350,1621 350,1621 357,1640 365,1666 373,1686 380,1712 387,1732 395,1751 403,1778 410,1797 418,1817 425,1836 432,1849 432,1849 440,1869 447,1889 448,1889 455,1902 462,1921 463,1921 470,1934 477,1954 485,1967 493,1980 493,1980 500,1993 507,2006 515,2019 516,2019 522,2032 530,2045 537,2052 538,2052 545,2065 553,2072 560,2078 560,2085 568,2091 569,2091 576,2098 583,2104 583,2104 591,2111 591,2111 599,2117 606,2124 606,2124 614,2124 621,2130 622,2130 629,2130 636,2130 637,2130 641,2137">
          <text:p/>
        </draw:polygon>
        <draw:frame draw:style-name="gr16" draw:text-style-name="P13" draw:layer="layout" svg:width="1.02cm" svg:height="0.591cm" svg:x="15.753cm" svg:y="23.296cm">
          <draw:text-box>
            <text:p text:style-name="P5"><text:span text:style-name="T2">II</text:span></text:p>
          </draw:text-box>
        </draw:frame>
        <draw:frame draw:style-name="gr15" draw:text-style-name="P12" draw:layer="layout" svg:width="1.037cm" svg:height="0.887cm" svg:x="12.429cm" svg:y="16.592cm">
          <draw:text-box>
            <text:p text:style-name="P5"><text:span text:style-name="T2">A</text:span></text:p>
          </draw:text-box>
        </draw:frame>
        <draw:line draw:style-name="gr27" draw:text-style-name="P11" draw:layer="layout" svg:x1="14.861cm" svg:y1="17.954cm" svg:x2="16.131cm" svg:y2="17.954cm">
          <text:p/>
        </draw:line>
        <draw:custom-shape draw:style-name="gr17" draw:text-style-name="P14" draw:layer="layout" svg:width="0.242cm" svg:height="0.242cm" svg:x="15.559cm" svg:y="1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2" draw:layer="layout" svg:width="1.037cm" svg:height="0.887cm" svg:x="14.916cm" svg:y="16.662cm">
          <draw:text-box>
            <text:p text:style-name="P5"><text:span text:style-name="T2">B</text:span></text:p>
          </draw:text-box>
        </draw:frame>
        <draw:line draw:style-name="gr26" draw:text-style-name="P11" draw:layer="layout" svg:x1="17.348cm" svg:y1="18.024cm" svg:x2="18.618cm" svg:y2="18.024cm">
          <text:p/>
        </draw:line>
        <draw:custom-shape draw:style-name="gr17" draw:text-style-name="P14" draw:layer="layout" svg:width="0.242cm" svg:height="0.242cm" svg:x="17.846cm" svg:y="17.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2" draw:layer="layout" svg:width="1.037cm" svg:height="0.887cm" svg:x="17.403cm" svg:y="16.732cm">
          <draw:text-box>
            <text:p text:style-name="P5"><text:span text:style-name="T2">F</text:span></text:p>
          </draw:text-box>
        </draw:frame>
      </draw:page>
      <draw:page draw:name="page6" draw:style-name="dp1" draw:master-page-name="Default">
        <draw:line draw:style-name="gr4" draw:text-style-name="P19" draw:layer="layout" svg:x1="5.526cm" svg:y1="6.657cm" svg:x2="7.001cm" svg:y2="6.65cm">
          <text:p/>
        </draw:line>
        <draw:custom-shape draw:style-name="gr5" draw:text-style-name="P20" draw:layer="layout" svg:width="3.055cm" svg:height="0.24cm" draw:transform="rotate (1.5707963267949) translate (11.697cm 8.74cm)">
          <text:p/>
          <draw:enhanced-geometry svg:viewBox="0 0 21600 21600" draw:type="rectangle" draw:enhanced-path="M 0 0 L 21600 0 21600 21600 0 21600 0 0 Z N"/>
        </draw:custom-shape>
        <draw:custom-shape draw:style-name="gr5" draw:text-style-name="P20" draw:layer="layout" svg:width="3.055cm" svg:height="0.24cm" draw:transform="rotate (1.5707963267949) translate (3.297cm 8.741cm)">
          <text:p/>
          <draw:enhanced-geometry svg:viewBox="0 0 21600 21600" draw:type="rectangle" draw:enhanced-path="M 0 0 L 21600 0 21600 21600 0 21600 0 0 Z N"/>
        </draw:custom-shape>
        <draw:custom-shape draw:style-name="gr6" draw:text-style-name="P21" draw:layer="layout" svg:width="0.407cm" svg:height="0.407cm" svg:x="5.946cm" svg:y="7.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9" draw:layer="layout" svg:x1="11.485cm" svg:y1="8.116cm" svg:x2="10.01cm" svg:y2="8.116cm">
          <text:p/>
        </draw:line>
        <draw:line draw:style-name="gr18" draw:text-style-name="P19" draw:layer="layout" svg:x1="11.499cm" svg:y1="7.317cm" svg:x2="10.024cm" svg:y2="7.317cm">
          <text:p/>
        </draw:line>
        <draw:line draw:style-name="gr18" draw:text-style-name="P19" draw:layer="layout" svg:x1="11.513cm" svg:y1="6.518cm" svg:x2="10.038cm" svg:y2="6.518cm">
          <text:p/>
        </draw:line>
        <draw:custom-shape draw:style-name="gr28" draw:text-style-name="P22" draw:layer="layout" svg:width="0.407cm" svg:height="0.407cm" svg:x="4.257cm" svg:y="7.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9" draw:layer="layout" svg:x1="5.304cm" svg:y1="4.829cm" svg:x2="4.168cm" svg:y2="6.329cm">
          <text:p/>
        </draw:line>
        <draw:line draw:style-name="gr1" draw:text-style-name="P19" draw:layer="layout" svg:x1="4.331cm" svg:y1="5.385cm" svg:x2="5.401cm" svg:y2="5.366cm">
          <text:p/>
        </draw:line>
        <draw:line draw:style-name="gr12" draw:text-style-name="P19" draw:layer="layout" svg:x1="3.643cm" svg:y1="7.283cm" svg:x2="4.132cm" svg:y2="7.283cm">
          <text:p/>
        </draw:line>
        <draw:line draw:style-name="gr13" draw:text-style-name="P19" draw:layer="layout" svg:x1="3.315cm" svg:y1="7.266cm" svg:x2="2.868cm" svg:y2="7.266cm">
          <text:p/>
        </draw:line>
        <draw:line draw:style-name="gr13" draw:text-style-name="P19" draw:layer="layout" svg:x1="12.416cm" svg:y1="7.266cm" svg:x2="11.969cm" svg:y2="7.266cm">
          <text:p/>
        </draw:line>
        <draw:line draw:style-name="gr13" draw:text-style-name="P19" draw:layer="layout" svg:x1="2.892cm" svg:y1="12.415cm" svg:x2="2.892cm" svg:y2="7.243cm">
          <text:p/>
        </draw:line>
        <draw:line draw:style-name="gr13" draw:text-style-name="P19" draw:layer="layout" svg:x1="12.392cm" svg:y1="16.363cm" svg:x2="12.392cm" svg:y2="7.244cm">
          <text:p/>
        </draw:line>
        <draw:custom-shape draw:style-name="gr29" draw:text-style-name="P24" draw:layer="layout" svg:width="1.384cm" svg:height="1.384cm" svg:x="11.683cm" svg:y="9.851cm">
          <text:p text:style-name="P23"><text:span text:style-name="T3">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9" draw:layer="layout" svg:x1="12.394cm" svg:y1="12.366cm" svg:x2="2.869cm" svg:y2="12.366cm">
          <text:p/>
        </draw:line>
        <draw:custom-shape draw:style-name="gr30" draw:text-style-name="P24" draw:layer="layout" svg:width="1.384cm" svg:height="1.384cm" svg:x="6.024cm" svg:y="11.702cm">
          <text:p text:style-name="P23"><text:span text:style-name="T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9" draw:layer="layout" svg:x1="4.792cm" svg:y1="12.342cm" svg:x2="4.792cm" svg:y2="14.205cm">
          <text:p/>
        </draw:line>
        <draw:g>
          <draw:line draw:style-name="gr31" draw:text-style-name="P25" draw:layer="layout" svg:x1="3.782cm" svg:y1="14.675cm" svg:x2="4.135cm" svg:y2="14.675cm">
            <text:p/>
          </draw:line>
          <draw:line draw:style-name="gr31" draw:text-style-name="P25" draw:layer="layout" svg:x1="5.4cm" svg:y1="14.675cm" svg:x2="5.753cm" svg:y2="14.675cm">
            <text:p/>
          </draw:line>
          <draw:line draw:style-name="gr31" draw:text-style-name="P25" draw:layer="layout" svg:x1="4.151cm" svg:y1="14.663cm" svg:x2="4.263cm" svg:y2="14.365cm">
            <text:p/>
          </draw:line>
          <draw:line draw:style-name="gr31" draw:text-style-name="P25" draw:layer="layout" svg:x1="4.488cm" svg:y1="15.02cm" svg:x2="4.241cm" svg:y2="14.365cm">
            <text:p/>
          </draw:line>
          <draw:line draw:style-name="gr31" draw:text-style-name="P25" draw:layer="layout" svg:x1="4.511cm" svg:y1="15.02cm" svg:x2="4.758cm" svg:y2="14.365cm">
            <text:p/>
          </draw:line>
          <draw:line draw:style-name="gr31" draw:text-style-name="P25" draw:layer="layout" svg:x1="5.028cm" svg:y1="15.02cm" svg:x2="4.781cm" svg:y2="14.365cm">
            <text:p/>
          </draw:line>
          <draw:line draw:style-name="gr31" draw:text-style-name="P25" draw:layer="layout" svg:x1="5.051cm" svg:y1="15.02cm" svg:x2="5.298cm" svg:y2="14.365cm">
            <text:p/>
          </draw:line>
          <draw:line draw:style-name="gr31" draw:text-style-name="P25" draw:layer="layout" svg:x1="5.431cm" svg:y1="14.663cm" svg:x2="5.319cm" svg:y2="14.365cm">
            <text:p/>
          </draw:line>
        </draw:g>
        <draw:line draw:style-name="gr13" draw:text-style-name="P19" draw:layer="layout" svg:x1="9.626cm" svg:y1="14.666cm" svg:x2="5.596cm" svg:y2="14.666cm">
          <text:p/>
        </draw:line>
        <draw:line draw:style-name="gr13" draw:text-style-name="P19" draw:layer="layout" svg:x1="12.396cm" svg:y1="16.366cm" svg:x2="2.788cm" svg:y2="16.366cm">
          <text:p/>
        </draw:line>
        <draw:g>
          <draw:line draw:style-name="gr13" draw:text-style-name="P19" draw:layer="layout" svg:x1="9.692cm" svg:y1="15.12cm" svg:x2="9.702cm" svg:y2="14.204cm">
            <text:p/>
          </draw:line>
          <draw:line draw:style-name="gr13" draw:text-style-name="P19" draw:layer="layout" svg:x1="9.892cm" svg:y1="14.92cm" svg:x2="9.897cm" svg:y2="14.431cm">
            <text:p/>
          </draw:line>
          <draw:line draw:style-name="gr13" draw:text-style-name="P19" draw:layer="layout" svg:x1="10.093cm" svg:y1="15.12cm" svg:x2="10.103cm" svg:y2="14.204cm">
            <text:p/>
          </draw:line>
          <draw:line draw:style-name="gr13" draw:text-style-name="P19" draw:layer="layout" svg:x1="10.293cm" svg:y1="14.92cm" svg:x2="10.298cm" svg:y2="14.431cm">
            <text:p/>
          </draw:line>
          <draw:line draw:style-name="gr13" draw:text-style-name="P19" draw:layer="layout" svg:x1="10.492cm" svg:y1="15.12cm" svg:x2="10.502cm" svg:y2="14.204cm">
            <text:p/>
          </draw:line>
          <draw:line draw:style-name="gr13" draw:text-style-name="P19" draw:layer="layout" svg:x1="10.692cm" svg:y1="14.92cm" svg:x2="10.697cm" svg:y2="14.431cm">
            <text:p/>
          </draw:line>
          <draw:line draw:style-name="gr13" draw:text-style-name="P19" draw:layer="layout" svg:x1="10.893cm" svg:y1="15.12cm" svg:x2="10.903cm" svg:y2="14.204cm">
            <text:p/>
          </draw:line>
          <draw:line draw:style-name="gr13" draw:text-style-name="P19" draw:layer="layout" svg:x1="11.093cm" svg:y1="14.92cm" svg:x2="11.098cm" svg:y2="14.431cm">
            <text:p/>
          </draw:line>
        </draw:g>
        <draw:line draw:style-name="gr13" draw:text-style-name="P19" draw:layer="layout" svg:x1="12.396cm" svg:y1="14.666cm" svg:x2="11.092cm" svg:y2="14.666cm">
          <text:p/>
        </draw:line>
        <draw:line draw:style-name="gr13" draw:text-style-name="P19" draw:layer="layout" svg:x1="2.892cm" svg:y1="16.363cm" svg:x2="2.892cm" svg:y2="14.643cm">
          <text:p/>
        </draw:line>
        <draw:line draw:style-name="gr13" draw:text-style-name="P19" draw:layer="layout" svg:x1="3.896cm" svg:y1="14.666cm" svg:x2="2.89cm" svg:y2="14.666cm">
          <text:p/>
        </draw:line>
        <draw:frame draw:style-name="gr32" draw:text-style-name="P27" draw:layer="layout" svg:width="3.216cm" svg:height="0.793cm" svg:x="3.185cm" svg:y="15.122cm">
          <draw:text-box>
            <text:p text:style-name="P26"><text:span text:style-name="T3">Rheostat</text:span></text:p>
          </draw:text-box>
        </draw:frame>
        <draw:frame draw:style-name="gr33" draw:text-style-name="P27" draw:layer="layout" svg:width="3.216cm" svg:height="0.793cm" svg:x="8.685cm" svg:y="15.123cm">
          <draw:text-box>
            <text:p text:style-name="P26"><text:span text:style-name="T3">Battery</text:span></text:p>
          </draw:text-box>
        </draw:frame>
        <draw:frame draw:style-name="gr34" draw:text-style-name="P29" draw:layer="layout" svg:width="3.216cm" svg:height="0.793cm" svg:x="8.385cm" svg:y="8.424cm">
          <draw:text-box>
            <text:p text:style-name="P28"><text:span text:style-name="T3">Voltage</text:span></text:p>
          </draw:text-box>
        </draw:frame>
        <draw:frame draw:style-name="gr35" draw:text-style-name="P27" draw:layer="layout" svg:width="3.216cm" svg:height="0.793cm" svg:x="8.685cm" svg:y="15.124cm">
          <draw:text-box>
            <text:p text:style-name="P26"><text:span text:style-name="T3">Battery</text:span></text:p>
          </draw:text-box>
        </draw:frame>
        <draw:frame draw:style-name="gr36" draw:text-style-name="P27" draw:layer="layout" svg:width="3.216cm" svg:height="1.039cm" svg:x="4.553cm" svg:y="7.736cm">
          <draw:text-box>
            <text:p text:style-name="P26"><text:span text:style-name="T3">Free</text:span></text:p>
            <text:p text:style-name="P26"><text:span text:style-name="T3">Electron</text:span></text:p>
          </draw:text-box>
        </draw:frame>
        <draw:frame draw:style-name="gr37" draw:text-style-name="P27" draw:layer="layout" svg:width="3.216cm" svg:height="0.793cm" svg:x="3.653cm" svg:y="4.037cm">
          <draw:text-box>
            <text:p text:style-name="P26"><text:span text:style-name="T3">Light</text:span></text:p>
          </draw:text-box>
        </draw:frame>
        <draw:frame draw:style-name="gr38" draw:text-style-name="P27" draw:layer="layout" svg:width="3.216cm" svg:height="0.793cm" svg:x="1.653cm" svg:y="4.838cm">
          <draw:text-box>
            <text:p text:style-name="P26"><text:span text:style-name="T3">Anode</text:span></text:p>
          </draw:text-box>
        </draw:frame>
        <draw:frame draw:style-name="gr39" draw:text-style-name="P27" draw:layer="layout" svg:width="3.216cm" svg:height="0.793cm" svg:x="10.453cm" svg:y="4.839cm">
          <draw:text-box>
            <text:p text:style-name="P26"><text:span text:style-name="T3">Cathode</text:span></text:p>
          </draw:text-box>
        </draw:frame>
        <draw:frame draw:style-name="gr40" draw:text-style-name="P31" draw:layer="layout" svg:width="1.36cm" svg:height="0.793cm" svg:x="11.935cm" svg:y="6.114cm">
          <draw:text-box>
            <text:p text:style-name="P30"><text:span text:style-name="T3">(+)</text:span></text:p>
          </draw:text-box>
        </draw:frame>
        <draw:frame draw:style-name="gr41" draw:text-style-name="P29" draw:layer="layout" svg:width="1.551cm" svg:height="1.199cm" svg:x="1.72cm" svg:y="6.115cm">
          <draw:text-box>
            <text:p text:style-name="P28"><text:span text:style-name="T3">( - )</text:span></text:p>
          </draw:text-box>
        </draw:frame>
      </draw:page>
      <draw:page draw:name="page7" draw:style-name="dp1" draw:master-page-name="Default">
        <draw:frame draw:style-name="gr42" draw:text-style-name="P1" draw:layer="layout" svg:width="15.239cm" svg:height="5.926cm" svg:x="2.61cm" svg:y="2.814cm">
          <draw:image xlink:href="Pictures/1000000100000240000000E087298F28A971F2F7.png" xlink:type="simple" xlink:show="embed" xlink:actuate="onLoad" draw:mime-type="image/png">
            <text:p/>
          </draw:image>
        </draw:frame>
      </draw:page>
      <draw:page draw:name="page8" draw:style-name="dp1" draw:master-page-name="Default">
        <draw:frame draw:style-name="gr42" draw:text-style-name="P1" draw:layer="layout" svg:width="8.413cm" svg:height="11.429cm" svg:x="3.153cm" svg:y="2.51cm">
          <draw:image xlink:href="Pictures/100000010000013E000001B08174C9C0CF932388.png" xlink:type="simple" xlink:show="embed" xlink:actuate="onLoad" draw:mime-type="image/png">
            <text:p/>
          </draw:image>
        </draw:frame>
        <draw:frame draw:style-name="gr42" draw:text-style-name="P1" draw:layer="layout" svg:width="9.524cm" svg:height="9.868cm" svg:x="2.69cm" svg:y="16.034cm">
          <draw:image xlink:href="Pictures/1000000100000168000001757877E4E42FB0D5D7.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Blue_20_45_20_Degrees_20_Crossed" draw:display-name="Blue 45 Degrees Crossed" draw:style="double" draw:color="#2a6099" draw:distance="0.203cm" draw:rotation="450"/>
    <draw:marker draw:name="Arrow" svg:viewBox="0 0 20 30" svg:d="M10 0l-10 30h20z"/>
    <draw:marker draw:name="Arrowheads_20_5" draw:display-name="Arrowheads 5" svg:viewBox="0 0 1131 1580" svg:d="M1013 1491l118 89-567-1580-564 1580 114-85 136-68 148-46 161-17 161 13 153 46z"/>
    <draw:marker draw:name="Arrowheads_20_6" draw:display-name="Arrowheads 6" svg:viewBox="0 0 1013 1130" svg:d="M1009 1050l-449-1008-22-30-29-12-34 12-21 26-449 1012-5 13v8l5 21 12 21 17 13 21 4h903l21-4 21-13 9-21 4-21v-8z"/>
    <draw:marker draw:name="Arrowheads_20_7" draw:display-name="Arrowheads 7"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00:17:06.322156805</meta:creation-date>
    <dc:date>2024-11-03T23:31:50.565401007</dc:date>
    <meta:editing-duration>P55DT14H18M24S</meta:editing-duration>
    <meta:editing-cycles>12</meta:editing-cycles>
    <meta:generator>LibreOffice/7.5.9.2$Linux_X86_64 LibreOffice_project/50$Build-2</meta:generator>
    <meta:document-statistic meta:object-count="372"/>
  </office:meta>
</office:document-meta>
</file>